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01000001011B978D0E56FB8643.png" manifest:media-type="image/png"/>
  <manifest:file-entry manifest:full-path="Pictures/1000006900001A9000001A90A280EFBAC21C567C.svg" manifest:media-type="image/svg+xml"/>
  <manifest:file-entry manifest:full-path="Pictures/100002010000003600000027FD5A6A86C971DF34.png" manifest:media-type="image/png"/>
  <manifest:file-entry manifest:full-path="Pictures/10000136000027CB000027CB7429EBC9640B5B2F.svg" manifest:media-type="image/svg+xml"/>
  <manifest:file-entry manifest:full-path="Pictures/10000201000001A1000001A1110E582AFDF7CCA7.png" manifest:media-type="image/png"/>
  <manifest:file-entry manifest:full-path="Pictures/10000201000001A1000001A194C7A5608DB793F0.png" manifest:media-type="image/png"/>
  <manifest:file-entry manifest:full-path="Pictures/10000201000000290000002365216D22D2559E1C.png" manifest:media-type="image/png"/>
  <manifest:file-entry manifest:full-path="Pictures/100002010000002D0000001EBB80C0E7D18EC95B.png" manifest:media-type="image/png"/>
  <manifest:file-entry manifest:full-path="Pictures/100002010000018100000181B62E7BA312ADE286.png" manifest:media-type="image/png"/>
  <manifest:file-entry manifest:full-path="Pictures/100002010000002C00000025DE0DF22387FB2C48.png" manifest:media-type="image/png"/>
  <manifest:file-entry manifest:full-path="Pictures/1000020100000181000001819C7098AF5E3C4630.png" manifest:media-type="image/png"/>
  <manifest:file-entry manifest:full-path="Pictures/10000201000001C1000001C17ECBDB65AA42B3BC.png" manifest:media-type="image/png"/>
  <manifest:file-entry manifest:full-path="Pictures/100000E000002B1900002B197E0F1F3F24D625D2.svg" manifest:media-type="image/svg+xml"/>
  <manifest:file-entry manifest:full-path="Pictures/100002010000016100000161D66329D87B4879F0.png" manifest:media-type="image/png"/>
  <manifest:file-entry manifest:full-path="Pictures/100001440000247900002479FB6C7A94A0D2C7B9.svg" manifest:media-type="image/svg+xml"/>
  <manifest:file-entry manifest:full-path="Pictures/100002010000018100000181E2B7585016528CB1.png" manifest:media-type="image/png"/>
  <manifest:file-entry manifest:full-path="Pictures/1000011900002B1900002B19969236428AE08DBB.svg" manifest:media-type="image/svg+xml"/>
  <manifest:file-entry manifest:full-path="Pictures/1000017C00002E6800002E68FA66186559E98494.svg" manifest:media-type="image/svg+xml"/>
  <manifest:file-entry manifest:full-path="Pictures/1000012C000027CD000027CDC35AC3020E4006CB.svg" manifest:media-type="image/svg+xml"/>
  <manifest:file-entry manifest:full-path="Pictures/100002010000002D00000025B24F7B04C7826711.png" manifest:media-type="image/png"/>
  <manifest:file-entry manifest:full-path="Pictures/100000A2000027CA000027CAEE28F9197083F573.svg" manifest:media-type="image/svg+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pranq eco sans" svg:font-family="'Spranq ec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 fo:min-height="0.75cm" fo:min-width="6.8cm" draw:shadow="visible" draw:shadow-offset-x="0.071cm" draw:shadow-offset-y="0.071cm" draw:shadow-color="#808080" draw:shadow-opacity="100%"/>
    </style:style>
    <style:style style:name="gr2" style:family="graphic" style:parent-style-name="Objeto_20_sem_20_preenchimento_20_nem_20_linha">
      <style:graphic-properties draw:stroke="none" draw:fill="solid" draw:fill-color="#ffffff" draw:textarea-vertical-align="bottom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fo:min-height="0.276cm" draw:shadow="hidden"/>
    </style:style>
    <style:style style:name="gr4" style:family="graphic" style:parent-style-name="standard">
      <style:graphic-properties draw:stroke="none" draw:fill="none" draw:fill-color="#ffffff" fo:min-height="0.551cm" draw:shadow="hidden"/>
    </style:style>
    <style:style style:name="gr5" style:family="graphic" style:parent-style-name="Objeto_20_sem_20_preenchimento_20_nem_20_linha">
      <style:graphic-properties draw:stroke="none" draw:fill="none" draw:fill-color="#ffffff" draw:textarea-vertical-align="middle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draw:fill-color="#ffffff" fo:min-height="0.276cm" draw:shadow="hidden"/>
    </style:style>
    <style:style style:name="gr7" style:family="graphic" style:parent-style-name="Objeto_20_sem_20_preenchimento_20_nem_20_linha_5f_3">
      <style:graphic-properties draw:textarea-vertical-align="bottom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Padrão_5f_3">
      <style:graphic-properties draw:fill="none" draw:textarea-horizontal-align="justify" draw:textarea-vertical-align="middle" draw:auto-grow-height="false" fo:min-height="1.05cm" fo:min-width="7.12cm"/>
    </style:style>
    <style:style style:name="gr9" style:family="graphic" style:parent-style-name="Objeto_20_sem_20_preenchimento_20_nem_20_linha_5f_3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Padrão_5f_3">
      <style:graphic-properties draw:stroke="none" svg:stroke-color="#000000" draw:fill="none" draw:fill-color="#ffffff" fo:min-height="0.471cm"/>
    </style:style>
    <style:style style:name="gr11" style:family="graphic" style:parent-style-name="Padrão_5f_3">
      <style:graphic-properties draw:stroke="none" svg:stroke-color="#000000" draw:fill="none" draw:fill-color="#ffffff" fo:min-height="0.353cm"/>
    </style:style>
    <style:style style:name="gr12" style:family="graphic" style:parent-style-name="Padrão_5f_3">
      <style:graphic-properties draw:stroke="none" svg:stroke-color="#000000" draw:fill="none" draw:fill-color="#ffffff" fo:min-height="0.779cm"/>
    </style:style>
    <style:style style:name="gr13" style:family="graphic" style:parent-style-name="Objeto_20_sem_20_preenchimento_20_nem_20_linha_5f_3">
      <style:graphic-properties draw:fill="none" draw:fill-color="#ffffff" draw:textarea-vertical-align="middle" draw:shadow="visible" draw:shadow-offset-x="0.035cm" draw:shadow-offset-y="0.035cm" draw:shadow-color="#999999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Padrão_5f_3">
      <style:graphic-properties draw:stroke="none" draw:fill="none" fo:min-height="0.471cm"/>
    </style:style>
    <style:style style:name="gr15" style:family="graphic" style:parent-style-name="standard">
      <style:graphic-properties draw:fill="solid" draw:fill-color="#ffffff" draw:textarea-horizontal-align="justify" draw:textarea-vertical-align="middle" draw:auto-grow-height="false" fo:min-height="0.75cm" fo:min-width="6.8cm" draw:shadow="visible" draw:shadow-offset-x="0.071cm" draw:shadow-offset-y="0.071cm"/>
    </style:style>
    <style:style style:name="gr16" style:family="graphic" style:parent-style-name="standard">
      <style:graphic-properties draw:stroke="none" svg:stroke-color="#000000" draw:fill="none" draw:fill-color="#ffffff" fo:min-height="0.551cm"/>
    </style:style>
    <style:style style:name="gr17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Objeto_20_sem_20_preenchimento_20_nem_20_linha">
      <style:graphic-properties draw:stroke="none" draw:fill="none" draw:textarea-vertical-align="bottom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draw:stroke="none" draw:fill="none" fo:min-height="0.551cm"/>
    </style:style>
    <style:style style:name="gr20" style:family="graphic" style:parent-style-name="standard">
      <style:graphic-properties draw:stroke="none" draw:fill="none" fo:min-height="0.276cm"/>
    </style:style>
    <style:style style:name="gr21" style:family="graphic" style:parent-style-name="Padrão_5f_3">
      <style:graphic-properties draw:stroke="none" draw:fill-color="#ffffff" draw:opacity="58%" draw:textarea-horizontal-align="justify" draw:textarea-vertical-align="middle" draw:auto-grow-height="false" fo:min-height="0.45cm" fo:min-width="0.4cm"/>
    </style:style>
    <style:style style:name="gr22" style:family="graphic" style:parent-style-name="Padrão_5f_3">
      <style:graphic-properties draw:stroke="none" draw:fill-color="#ffffff" draw:opacity="58%" draw:textarea-horizontal-align="justify" draw:textarea-vertical-align="bottom" draw:auto-grow-height="false" fo:min-height="0.45cm" fo:min-width="0.4cm"/>
    </style:style>
    <style:style style:name="gr23" style:family="graphic" style:parent-style-name="Objeto_20_sem_20_preenchimento_20_nem_20_linha_5f_3">
      <style:graphic-properties draw:fill="none" draw:fill-color="#ffffff" draw:textarea-vertical-align="middle" draw:shadow="hidden" draw:shadow-offset-x="0.035cm" draw:shadow-offset-y="0.035cm" draw:shadow-color="#999999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Objeto_20_sem_20_preenchimento_20_nem_20_linha_5f_4" style:list-style-name="L1">
      <style:graphic-properties draw:textarea-vertical-align="bottom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Padrão_5f_4">
      <style:graphic-properties draw:fill="none" draw:textarea-horizontal-align="justify" draw:textarea-vertical-align="middle" draw:auto-grow-height="false" fo:min-height="1.05cm" fo:min-width="7.12cm"/>
    </style:style>
    <style:style style:name="gr26" style:family="graphic" style:parent-style-name="Objeto_20_sem_20_preenchimento_20_nem_20_linha_5f_4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7" style:family="graphic" style:parent-style-name="Padrão_5f_4">
      <style:graphic-properties draw:stroke="none" svg:stroke-color="#000000" draw:fill="none" draw:fill-color="#ffffff" fo:min-height="0.471cm"/>
    </style:style>
    <style:style style:name="gr28" style:family="graphic" style:parent-style-name="Padrão_5f_4">
      <style:graphic-properties draw:stroke="none" svg:stroke-color="#000000" draw:fill="none" draw:fill-color="#ffffff" fo:min-height="0.353cm"/>
    </style:style>
    <style:style style:name="gr29" style:family="graphic" style:parent-style-name="Padrão_5f_4">
      <style:graphic-properties draw:stroke="none" svg:stroke-color="#000000" draw:fill="none" draw:fill-color="#ffffff" fo:min-height="0.679cm"/>
    </style:style>
    <style:style style:name="gr30" style:family="graphic" style:parent-style-name="Padrão_5f_4">
      <style:graphic-properties draw:stroke="none" svg:stroke-color="#000000" draw:fill="none" draw:fill-color="#ffffff" fo:min-height="0.779cm"/>
    </style:style>
    <style:style style:name="gr31" style:family="graphic" style:parent-style-name="Padrão_5f_4">
      <style:graphic-properties draw:stroke="none" draw:fill="none" fo:min-height="0.941cm"/>
    </style:style>
    <style:style style:name="gr32" style:family="graphic" style:parent-style-name="Objeto_20_sem_20_preenchimento_20_nem_20_linha_5f_3_5f_1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3" style:family="graphic" style:parent-style-name="Padrão_5f_4">
      <style:graphic-properties draw:fill="solid" draw:fill-color="#ffffff" draw:textarea-horizontal-align="justify" draw:textarea-vertical-align="middle" draw:auto-grow-height="false" fo:min-height="0.75cm" fo:min-width="6.8cm" draw:shadow="visible" draw:shadow-offset-x="0.071cm" draw:shadow-offset-y="0.071cm" draw:shadow-color="#808080" draw:shadow-opacity="100%"/>
    </style:style>
    <style:style style:name="gr34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5" style:family="graphic" style:parent-style-name="Objeto_20_sem_20_preenchimento_20_nem_20_linha_5f_4_5f_1" style:list-style-name="L1">
      <style:graphic-properties draw:textarea-vertical-align="bottom" draw:color-mode="standard" draw:luminance="0%" draw:contrast="0%" draw:gamma="100%" draw:red="0%" draw:green="0%" draw:blue="0%" fo:clip="rect(0cm, 0cm, 0cm, 0cm)" draw:image-opacity="100%" style:mirror="none"/>
    </style:style>
    <style:style style:name="gr36" style:family="graphic" style:parent-style-name="Padrão_5f_4_5f_1">
      <style:graphic-properties draw:fill="none" draw:textarea-horizontal-align="justify" draw:textarea-vertical-align="middle" draw:auto-grow-height="false" fo:min-height="1.05cm" fo:min-width="7.12cm"/>
    </style:style>
    <style:style style:name="gr37" style:family="graphic" style:parent-style-name="Objeto_20_sem_20_preenchimento_20_nem_20_linha_5f_4_5f_1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8" style:family="graphic" style:parent-style-name="Padrão_5f_4_5f_1">
      <style:graphic-properties draw:stroke="none" svg:stroke-color="#000000" draw:fill="none" draw:fill-color="#ffffff" fo:min-height="0.471cm"/>
    </style:style>
    <style:style style:name="gr39" style:family="graphic" style:parent-style-name="Padrão_5f_4_5f_1">
      <style:graphic-properties draw:stroke="none" svg:stroke-color="#000000" draw:fill="none" draw:fill-color="#ffffff" fo:min-height="0.353cm"/>
    </style:style>
    <style:style style:name="gr40" style:family="graphic" style:parent-style-name="Padrão_5f_4_5f_1">
      <style:graphic-properties draw:stroke="none" svg:stroke-color="#000000" draw:fill="none" draw:fill-color="#ffffff" fo:min-height="0.679cm"/>
    </style:style>
    <style:style style:name="gr41" style:family="graphic" style:parent-style-name="Padrão_5f_4_5f_1">
      <style:graphic-properties draw:stroke="none" svg:stroke-color="#000000" draw:fill="none" draw:fill-color="#ffffff" fo:min-height="0.779cm"/>
    </style:style>
    <style:style style:name="gr42" style:family="graphic" style:parent-style-name="Padrão_5f_4_5f_1">
      <style:graphic-properties draw:stroke="none" draw:fill="none" fo:min-height="0.941cm"/>
    </style:style>
    <style:style style:name="gr43" style:family="graphic" style:parent-style-name="Objeto_20_sem_20_preenchimento_20_nem_20_linha_5f_3_5f_1_5f_1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4" style:family="graphic" style:parent-style-name="Padrão_5f_4_5f_1">
      <style:graphic-properties draw:fill="solid" draw:fill-color="#ffffff" draw:textarea-horizontal-align="justify" draw:textarea-vertical-align="middle" draw:auto-grow-height="false" fo:min-height="0.75cm" fo:min-width="6.8cm" draw:shadow="visible" draw:shadow-offset-x="0.071cm" draw:shadow-offset-y="0.071cm" draw:shadow-color="#808080" draw:shadow-opacity="100%"/>
    </style:style>
    <style:style style:name="gr45" style:family="graphic" style:parent-style-name="Padrão_5f_4_5f_1">
      <style:graphic-properties svg:stroke-color="#000000" draw:fill-color="#eeeeee" draw:textarea-horizontal-align="justify" draw:textarea-vertical-align="top" draw:auto-grow-height="false" fo:min-height="0.45cm" fo:min-width="5.8cm"/>
    </style:style>
    <style:style style:name="gr46" style:family="graphic" style:parent-style-name="Padrão_5f_4_5f_1" style:list-style-name="L1">
      <style:graphic-properties draw:fill-color="#dddddd" draw:textarea-horizontal-align="justify" draw:textarea-vertical-align="top" draw:auto-grow-height="false" fo:min-height="2.25cm" fo:min-width="5.8cm"/>
    </style:style>
    <style:style style:name="gr47" style:family="graphic" style:parent-style-name="standard">
      <style:graphic-properties draw:fill-color="#ffffff" draw:opacity="63%" draw:textarea-horizontal-align="justify" draw:textarea-vertical-align="middle" draw:auto-grow-height="false" fo:min-height="10.58cm" fo:min-width="7.12cm"/>
    </style:style>
    <style:style style:name="gr48" style:family="graphic" style:parent-style-name="standard">
      <style:graphic-properties draw:fill-color="#eeeeee" draw:opacity="100%" draw:textarea-horizontal-align="justify" draw:textarea-vertical-align="top" draw:auto-grow-height="false" fo:min-height="4.05cm" fo:min-width="7.12cm"/>
    </style:style>
    <style:style style:name="gr49" style:family="graphic" style:parent-style-name="Padrão_5f_4_5f_1">
      <style:graphic-properties svg:stroke-color="#000000" draw:fill-color="#eeeeee" draw:textarea-horizontal-align="justify" draw:textarea-vertical-align="top" draw:auto-grow-height="false" fo:min-height="0.45cm" fo:min-width="6.4cm"/>
    </style:style>
    <style:style style:name="gr50" style:family="graphic" style:parent-style-name="standard">
      <style:graphic-properties draw:stroke="none" svg:stroke-color="#000000" draw:fill="none" draw:fill-color="#ffffff" fo:min-height="0.471cm"/>
    </style:style>
    <style:style style:name="gr51" style:family="graphic" style:parent-style-name="standard">
      <style:graphic-properties draw:textarea-horizontal-align="justify" draw:textarea-vertical-align="middle" draw:auto-grow-height="false" fo:min-height="0.35cm" fo:min-width="0.7cm"/>
    </style:style>
    <style:style style:name="gr52" style:family="graphic" style:parent-style-name="standard">
      <style:graphic-properties draw:textarea-horizontal-align="justify" draw:textarea-vertical-align="middle" draw:auto-grow-height="false" fo:min-height="0.35cm" fo:min-width="1.2cm"/>
    </style:style>
    <style:style style:name="gr53" style:family="graphic" style:parent-style-name="Objeto_20_sem_20_preenchimento_20_nem_20_linha_5f_4_5f_1_5f_2" style:list-style-name="L1">
      <style:graphic-properties draw:textarea-vertical-align="bottom" draw:color-mode="standard" draw:luminance="0%" draw:contrast="0%" draw:gamma="100%" draw:red="0%" draw:green="0%" draw:blue="0%" fo:clip="rect(0cm, 0cm, 0cm, 0cm)" draw:image-opacity="100%" style:mirror="none"/>
    </style:style>
    <style:style style:name="gr54" style:family="graphic" style:parent-style-name="Padrão_5f_4_5f_1_5f_2">
      <style:graphic-properties draw:fill="none" draw:textarea-horizontal-align="justify" draw:textarea-vertical-align="middle" draw:auto-grow-height="false" fo:min-height="1.05cm" fo:min-width="7.12cm"/>
    </style:style>
    <style:style style:name="gr55" style:family="graphic" style:parent-style-name="Objeto_20_sem_20_preenchimento_20_nem_20_linha_5f_4_5f_1_5f_2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6" style:family="graphic" style:parent-style-name="Padrão_5f_4_5f_1_5f_2">
      <style:graphic-properties draw:stroke="none" svg:stroke-color="#000000" draw:fill="none" draw:fill-color="#ffffff" fo:min-height="0.471cm"/>
    </style:style>
    <style:style style:name="gr57" style:family="graphic" style:parent-style-name="Padrão_5f_4_5f_1_5f_2">
      <style:graphic-properties draw:stroke="none" svg:stroke-color="#000000" draw:fill="none" draw:fill-color="#ffffff" fo:min-height="0.353cm"/>
    </style:style>
    <style:style style:name="gr58" style:family="graphic" style:parent-style-name="Padrão_5f_4_5f_1_5f_2">
      <style:graphic-properties draw:stroke="none" svg:stroke-color="#000000" draw:fill="none" draw:fill-color="#ffffff" fo:min-height="0.679cm"/>
    </style:style>
    <style:style style:name="gr59" style:family="graphic" style:parent-style-name="Padrão_5f_4_5f_1_5f_2">
      <style:graphic-properties draw:stroke="none" svg:stroke-color="#000000" draw:fill="none" draw:fill-color="#ffffff" fo:min-height="0.779cm"/>
    </style:style>
    <style:style style:name="gr60" style:family="graphic" style:parent-style-name="Padrão_5f_4_5f_1_5f_2">
      <style:graphic-properties draw:stroke="none" draw:fill="none" fo:min-height="0.941cm"/>
    </style:style>
    <style:style style:name="gr61" style:family="graphic" style:parent-style-name="Objeto_20_sem_20_preenchimento_20_nem_20_linha_5f_3_5f_1_5f_1_5f_2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2" style:family="graphic" style:parent-style-name="Padrão_5f_4_5f_1_5f_2">
      <style:graphic-properties draw:fill="solid" draw:fill-color="#ffffff" draw:textarea-horizontal-align="justify" draw:textarea-vertical-align="middle" draw:auto-grow-height="false" fo:min-height="0.75cm" fo:min-width="6.8cm" draw:shadow="visible" draw:shadow-offset-x="0.071cm" draw:shadow-offset-y="0.071cm" draw:shadow-color="#808080" draw:shadow-opacity="100%"/>
    </style:style>
    <style:style style:name="gr63" style:family="graphic" style:parent-style-name="Padrão_5f_4_5f_1_5f_2">
      <style:graphic-properties svg:stroke-color="#000000" draw:fill-color="#eeeeee" draw:textarea-horizontal-align="justify" draw:textarea-vertical-align="top" draw:auto-grow-height="false" fo:min-height="0.45cm" fo:min-width="5.8cm"/>
    </style:style>
    <style:style style:name="gr64" style:family="graphic" style:parent-style-name="Padrão_5f_4_5f_1_5f_2" style:list-style-name="L1">
      <style:graphic-properties draw:fill-color="#dddddd" draw:textarea-horizontal-align="justify" draw:textarea-vertical-align="top" draw:auto-grow-height="false" fo:min-height="2.25cm" fo:min-width="5.8cm"/>
    </style:style>
    <style:style style:name="gr65" style:family="graphic" style:parent-style-name="Padrão_5f_1">
      <style:graphic-properties draw:fill-color="#eeeeee" draw:opacity="100%" draw:textarea-horizontal-align="justify" draw:textarea-vertical-align="top" draw:auto-grow-height="false" fo:min-height="4.05cm" fo:min-width="7.12cm"/>
    </style:style>
    <style:style style:name="gr66" style:family="graphic" style:parent-style-name="Padrão_5f_4_5f_1_5f_2">
      <style:graphic-properties svg:stroke-color="#000000" draw:fill-color="#eeeeee" draw:textarea-horizontal-align="justify" draw:textarea-vertical-align="top" draw:auto-grow-height="false" fo:min-height="0.45cm" fo:min-width="6.4cm"/>
    </style:style>
    <style:style style:name="gr67" style:family="graphic" style:parent-style-name="Padrão_5f_1">
      <style:graphic-properties draw:stroke="none" svg:stroke-color="#000000" draw:fill="none" draw:fill-color="#ffffff" fo:min-height="0.471cm"/>
    </style:style>
    <style:style style:name="gr68" style:family="graphic" style:parent-style-name="Padrão_5f_1">
      <style:graphic-properties draw:textarea-horizontal-align="justify" draw:textarea-vertical-align="middle" draw:auto-grow-height="false" fo:min-height="0.35cm" fo:min-width="0.7cm"/>
    </style:style>
    <style:style style:name="gr69" style:family="graphic" style:parent-style-name="Padrão_5f_1">
      <style:graphic-properties draw:textarea-horizontal-align="justify" draw:textarea-vertical-align="middle" draw:auto-grow-height="false" fo:min-height="0.35cm" fo:min-width="1.2cm"/>
    </style:style>
    <style:style style:name="gr70" style:family="graphic" style:parent-style-name="Padrão_5f_4_5f_1_5f_1">
      <style:graphic-properties svg:stroke-color="#000000" draw:fill-color="#eeeeee" draw:textarea-horizontal-align="justify" draw:textarea-vertical-align="top" draw:auto-grow-height="false" fo:min-height="0.45cm" fo:min-width="6.4cm"/>
    </style:style>
    <style:style style:name="gr71" style:family="graphic" style:parent-style-name="Padrão_5f_4_5f_1_5f_1" style:list-style-name="L1">
      <style:graphic-properties draw:fill-color="#dddddd" draw:textarea-horizontal-align="justify" draw:textarea-vertical-align="top" draw:auto-grow-height="false" fo:min-height="2.25cm" fo:min-width="6.4cm"/>
    </style:style>
    <style:style style:name="gr72" style:family="graphic" style:parent-style-name="Objeto_20_sem_20_preenchimento_20_nem_20_linha_5f_4_5f_1_5f_2_5f_1" style:list-style-name="L1">
      <style:graphic-properties draw:textarea-vertical-align="bottom" draw:color-mode="standard" draw:luminance="0%" draw:contrast="0%" draw:gamma="100%" draw:red="0%" draw:green="0%" draw:blue="0%" fo:clip="rect(0cm, 0cm, 0cm, 0cm)" draw:image-opacity="100%" style:mirror="none"/>
    </style:style>
    <style:style style:name="gr73" style:family="graphic" style:parent-style-name="Padrão_5f_4_5f_1_5f_2_5f_1">
      <style:graphic-properties draw:fill="none" draw:textarea-horizontal-align="justify" draw:textarea-vertical-align="middle" draw:auto-grow-height="false" fo:min-height="1.05cm" fo:min-width="7.12cm"/>
    </style:style>
    <style:style style:name="gr74" style:family="graphic" style:parent-style-name="Objeto_20_sem_20_preenchimento_20_nem_20_linha_5f_4_5f_1_5f_2_5f_1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5" style:family="graphic" style:parent-style-name="Padrão_5f_4_5f_1_5f_2_5f_1">
      <style:graphic-properties draw:stroke="none" svg:stroke-color="#000000" draw:fill="none" draw:fill-color="#ffffff" fo:min-height="0.471cm"/>
    </style:style>
    <style:style style:name="gr76" style:family="graphic" style:parent-style-name="Padrão_5f_4_5f_1_5f_2_5f_1">
      <style:graphic-properties draw:stroke="none" svg:stroke-color="#000000" draw:fill="none" draw:fill-color="#ffffff" fo:min-height="0.353cm"/>
    </style:style>
    <style:style style:name="gr77" style:family="graphic" style:parent-style-name="Padrão_5f_4_5f_1_5f_2_5f_1">
      <style:graphic-properties draw:stroke="none" svg:stroke-color="#000000" draw:fill="none" draw:fill-color="#ffffff" fo:min-height="0.679cm"/>
    </style:style>
    <style:style style:name="gr78" style:family="graphic" style:parent-style-name="Padrão_5f_4_5f_1_5f_2_5f_1">
      <style:graphic-properties draw:stroke="none" svg:stroke-color="#000000" draw:fill="none" draw:fill-color="#ffffff" fo:min-height="0.779cm"/>
    </style:style>
    <style:style style:name="gr79" style:family="graphic" style:parent-style-name="Padrão_5f_4_5f_1_5f_2_5f_1">
      <style:graphic-properties draw:stroke="none" draw:fill="none" fo:min-height="0.941cm"/>
    </style:style>
    <style:style style:name="gr80" style:family="graphic" style:parent-style-name="Objeto_20_sem_20_preenchimento_20_nem_20_linha_5f_3_5f_1_5f_1_5f_2_5f_1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1" style:family="graphic" style:parent-style-name="Padrão_5f_4_5f_1_5f_2_5f_1">
      <style:graphic-properties draw:fill="solid" draw:fill-color="#ffffff" draw:textarea-horizontal-align="justify" draw:textarea-vertical-align="middle" draw:auto-grow-height="false" fo:min-height="0.75cm" fo:min-width="6.8cm" draw:shadow="visible" draw:shadow-offset-x="0.071cm" draw:shadow-offset-y="0.071cm" draw:shadow-color="#808080" draw:shadow-opacity="100%"/>
    </style:style>
    <style:style style:name="gr82" style:family="graphic" style:parent-style-name="Padrão_5f_4_5f_1_5f_2_5f_1">
      <style:graphic-properties svg:stroke-color="#000000" draw:fill-color="#eeeeee" draw:textarea-horizontal-align="justify" draw:textarea-vertical-align="top" draw:auto-grow-height="false" fo:min-height="0.45cm" fo:min-width="5.8cm"/>
    </style:style>
    <style:style style:name="gr83" style:family="graphic" style:parent-style-name="Padrão_5f_4_5f_1_5f_2_5f_1" style:list-style-name="L1">
      <style:graphic-properties draw:fill-color="#dddddd" draw:textarea-horizontal-align="justify" draw:textarea-vertical-align="top" draw:auto-grow-height="false" fo:min-height="2.25cm" fo:min-width="5.8cm"/>
    </style:style>
    <style:style style:name="gr84" style:family="graphic" style:parent-style-name="Padrão_5f_1_5f_1">
      <style:graphic-properties draw:fill-color="#eeeeee" draw:opacity="100%" draw:textarea-horizontal-align="justify" draw:textarea-vertical-align="top" draw:auto-grow-height="false" fo:min-height="4.05cm" fo:min-width="7.12cm"/>
    </style:style>
    <style:style style:name="gr85" style:family="graphic" style:parent-style-name="Padrão_5f_1_5f_1">
      <style:graphic-properties draw:textarea-horizontal-align="justify" draw:textarea-vertical-align="middle" draw:auto-grow-height="false" fo:min-height="0.35cm" fo:min-width="0.7cm"/>
    </style:style>
    <style:style style:name="gr86" style:family="graphic" style:parent-style-name="Padrão_5f_1_5f_1">
      <style:graphic-properties draw:textarea-horizontal-align="justify" draw:textarea-vertical-align="middle" draw:auto-grow-height="false" fo:min-height="0.35cm" fo:min-width="1.2cm"/>
    </style:style>
    <style:style style:name="gr87" style:family="graphic" style:parent-style-name="standard">
      <style:graphic-properties draw:fill="none" draw:textarea-horizontal-align="justify" draw:textarea-vertical-align="middle" draw:auto-grow-height="false" fo:min-height="0.05cm" fo:min-width="0cm"/>
    </style:style>
    <style:style style:name="gr88" style:family="graphic" style:parent-style-name="standard">
      <style:graphic-properties draw:stroke="none" svg:stroke-color="#000000" draw:fill="none" draw:fill-color="#ffffff" fo:min-height="0.15cm"/>
    </style:style>
    <style:style style:name="gr89" style:family="graphic" style:parent-style-name="standard">
      <style:graphic-properties draw:textarea-horizontal-align="justify" draw:textarea-vertical-align="middle" draw:auto-grow-height="false" fo:min-height="0.05cm" fo:min-width="0cm"/>
    </style:style>
    <style:style style:name="gr90" style:family="graphic" style:parent-style-name="standard">
      <style:graphic-properties draw:textarea-horizontal-align="justify" draw:textarea-vertical-align="middle" draw:auto-grow-height="false" fo:min-height="2.344cm" fo:min-width="4.964cm" fo:wrap-option="no-wrap"/>
    </style:style>
    <style:style style:name="gr91" style:family="graphic" style:parent-style-name="Objeto_20_sem_20_preenchimento_20_nem_20_linha_5f_4_5f_1_5f_2_5f_1_5f_1" style:list-style-name="L1">
      <style:graphic-properties draw:textarea-vertical-align="bottom" draw:color-mode="standard" draw:luminance="0%" draw:contrast="0%" draw:gamma="100%" draw:red="0%" draw:green="0%" draw:blue="0%" fo:clip="rect(0cm, 0cm, 0cm, 0cm)" draw:image-opacity="100%" style:mirror="none"/>
    </style:style>
    <style:style style:name="gr92" style:family="graphic" style:parent-style-name="Padrão_5f_4_5f_1_5f_2_5f_1_5f_1">
      <style:graphic-properties draw:fill="none" draw:textarea-horizontal-align="justify" draw:textarea-vertical-align="middle" draw:auto-grow-height="false" fo:min-height="1.05cm" fo:min-width="7.12cm"/>
    </style:style>
    <style:style style:name="gr93" style:family="graphic" style:parent-style-name="Objeto_20_sem_20_preenchimento_20_nem_20_linha_5f_4_5f_1_5f_2_5f_1_5f_1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4" style:family="graphic" style:parent-style-name="Padrão_5f_4_5f_1_5f_2_5f_1_5f_1">
      <style:graphic-properties draw:stroke="none" svg:stroke-color="#000000" draw:fill="none" draw:fill-color="#ffffff" fo:min-height="0.471cm"/>
    </style:style>
    <style:style style:name="gr95" style:family="graphic" style:parent-style-name="Padrão_5f_4_5f_1_5f_2_5f_1_5f_1">
      <style:graphic-properties draw:stroke="none" svg:stroke-color="#000000" draw:fill="none" draw:fill-color="#ffffff" fo:min-height="0.353cm"/>
    </style:style>
    <style:style style:name="gr96" style:family="graphic" style:parent-style-name="Padrão_5f_4_5f_1_5f_2_5f_1_5f_1">
      <style:graphic-properties draw:stroke="none" svg:stroke-color="#000000" draw:fill="none" draw:fill-color="#ffffff" fo:min-height="0.679cm"/>
    </style:style>
    <style:style style:name="gr97" style:family="graphic" style:parent-style-name="Padrão_5f_4_5f_1_5f_2_5f_1_5f_1">
      <style:graphic-properties draw:stroke="none" svg:stroke-color="#000000" draw:fill="none" draw:fill-color="#ffffff" fo:min-height="0.779cm"/>
    </style:style>
    <style:style style:name="gr98" style:family="graphic" style:parent-style-name="Padrão_5f_4_5f_1_5f_2_5f_1_5f_1">
      <style:graphic-properties draw:stroke="none" draw:fill="none" fo:min-height="0.941cm"/>
    </style:style>
    <style:style style:name="gr99" style:family="graphic" style:parent-style-name="Objeto_20_sem_20_preenchimento_20_nem_20_linha_5f_3_5f_1_5f_1_5f_2_5f_1_5f_1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0" style:family="graphic" style:parent-style-name="Padrão_5f_4_5f_1_5f_2_5f_1_5f_1">
      <style:graphic-properties svg:stroke-color="#000000" draw:fill-color="#eeeeee" draw:textarea-horizontal-align="justify" draw:textarea-vertical-align="top" draw:auto-grow-height="false" fo:min-height="0.45cm" fo:min-width="5.8cm"/>
    </style:style>
    <style:style style:name="gr101" style:family="graphic" style:parent-style-name="Padrão_5f_4_5f_1_5f_2_5f_1_5f_1" style:list-style-name="L1">
      <style:graphic-properties draw:fill-color="#dddddd" draw:textarea-horizontal-align="justify" draw:textarea-vertical-align="top" draw:auto-grow-height="false" fo:min-height="2.25cm" fo:min-width="5.8cm"/>
    </style:style>
    <style:style style:name="gr102" style:family="graphic" style:parent-style-name="Padrão_5f_1_5f_1_5f_1">
      <style:graphic-properties draw:fill-color="#eeeeee" draw:opacity="100%" draw:textarea-horizontal-align="justify" draw:textarea-vertical-align="top" draw:auto-grow-height="false" fo:min-height="7.15cm" fo:min-width="7.12cm"/>
    </style:style>
    <style:style style:name="gr103" style:family="graphic" style:parent-style-name="Padrão_5f_1_5f_1_5f_1">
      <style:graphic-properties draw:textarea-horizontal-align="justify" draw:textarea-vertical-align="middle" draw:auto-grow-height="false" fo:min-height="0.35cm" fo:min-width="0.7cm"/>
    </style:style>
    <style:style style:name="gr104" style:family="graphic" style:parent-style-name="Padrão_5f_1_5f_1_5f_1">
      <style:graphic-properties draw:textarea-horizontal-align="justify" draw:textarea-vertical-align="middle" draw:auto-grow-height="false" fo:min-height="0.35cm" fo:min-width="1.2cm"/>
    </style:style>
    <style:style style:name="gr105" style:family="graphic" style:parent-style-name="Padrão_5f_4_5f_1_5f_3">
      <style:graphic-properties svg:stroke-color="#000000" draw:fill-color="#eeeeee" draw:textarea-horizontal-align="justify" draw:textarea-vertical-align="top" draw:auto-grow-height="false" fo:min-height="0.45cm" fo:min-width="6.4cm"/>
    </style:style>
    <style:style style:name="P1" style:family="paragraph">
      <style:paragraph-properties fo:text-align="start"/>
    </style:style>
    <style:style style:name="P2" style:family="paragraph">
      <loext:graphic-properties draw:fill="solid" draw:fill-color="#ffffff"/>
      <style:paragraph-properties fo:text-align="start"/>
      <style:text-properties style:font-name="Times New Roman" fo:font-size="16pt" style:font-size-asian="16pt" style:font-size-complex="16pt"/>
    </style:style>
    <style:style style:name="P3" style:family="paragraph">
      <loext:graphic-properties draw:fill="solid" draw:fill-color="#ffffff"/>
      <style:paragraph-properties fo:text-align="start"/>
      <style:text-properties style:font-name="Times New Roman" fo:font-size="7pt" style:font-size-asian="7pt" style:font-size-complex="7pt"/>
    </style:style>
    <style:style style:name="P4" style:family="paragraph">
      <loext:graphic-properties draw:fill="none" draw:fill-color="#ffffff"/>
      <style:text-properties style:font-name="Times New Roman" fo:font-size="7pt" style:font-size-asian="7pt" style:font-size-complex="7pt"/>
    </style:style>
    <style:style style:name="P5" style:family="paragraph">
      <loext:graphic-properties draw:fill="solid" draw:fill-color="#ffffff"/>
      <style:paragraph-properties fo:text-align="center"/>
      <style:text-properties style:font-name="Times New Roman" fo:font-size="6pt" style:font-size-asian="6pt" style:font-size-complex="6pt"/>
    </style:style>
    <style:style style:name="P6" style:family="paragraph">
      <loext:graphic-properties draw:fill="none" draw:fill-color="#ffffff"/>
      <style:text-properties fo:font-size="7pt" style:font-size-asian="7pt" style:font-size-complex="7pt"/>
    </style:style>
    <style:style style:name="P7" style:family="paragraph">
      <loext:graphic-properties draw:fill="none" draw:fill-color="#ffffff"/>
      <style:paragraph-properties fo:text-align="center"/>
    </style:style>
    <style:style style:name="P8" style:family="paragraph">
      <loext:graphic-properties draw:fill="none" draw:fill-color="#ffffff"/>
    </style:style>
    <style:style style:name="P9" style:family="paragraph">
      <style:paragraph-properties fo:margin-left="0cm" fo:margin-right="0cm" fo:margin-top="2cm" fo:margin-bottom="0.1cm" fo:line-height="200%" fo:text-align="center" fo:text-indent="0cm"/>
    </style:style>
    <style:style style:name="P10" style:family="paragraph">
      <style:paragraph-properties fo:margin-top="1.9cm" fo:margin-bottom="0cm" fo:line-height="200%" fo:text-align="center"/>
      <style:text-properties style:font-name="Times New Roman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paragraph-properties fo:text-align="center"/>
    </style:style>
    <style:style style:name="P13" style:family="paragraph">
      <loext:graphic-properties draw:fill="none" draw:fill-color="#ffffff"/>
      <style:text-properties fo:color="#0066b3" style:font-name="Times New Roman" fo:font-size="9pt" fo:font-weight="bold" style:font-size-asian="9pt" style:font-weight-asian="bold" style:font-size-complex="9pt" style:font-weight-complex="bold"/>
    </style:style>
    <style:style style:name="P14" style:family="paragraph">
      <loext:graphic-properties draw:fill="none" draw:fill-color="#ffffff"/>
      <style:text-properties style:font-name="Times New Roman" fo:font-size="9pt" style:font-size-asian="9pt" style:font-size-complex="9pt"/>
    </style:style>
    <style:style style:name="P15" style:family="paragraph">
      <loext:graphic-properties draw:fill="none"/>
      <style:text-properties fo:font-size="12pt" style:font-size-asian="12pt" style:font-size-complex="12pt"/>
    </style:style>
    <style:style style:name="P16" style:family="paragraph">
      <loext:graphic-properties draw:fill="none"/>
      <style:paragraph-properties fo:text-align="center"/>
      <style:text-properties style:font-name="Times New Roman" fo:font-size="6pt" style:font-size-asian="6pt" style:font-size-complex="6pt"/>
    </style:style>
    <style:style style:name="P17" style:family="paragraph">
      <loext:graphic-properties draw:fill="none"/>
      <style:text-properties fo:font-size="7pt" style:font-size-asian="7pt" style:font-size-complex="7pt"/>
    </style:style>
    <style:style style:name="P18" style:family="paragraph">
      <loext:graphic-properties draw:fill="none"/>
    </style:style>
    <style:style style:name="P19" style:family="paragraph">
      <loext:graphic-properties draw:fill-color="#ffffff" draw:opacity="58%"/>
      <style:paragraph-properties fo:text-align="center"/>
    </style:style>
    <style:style style:name="P20" style:family="paragraph">
      <loext:graphic-properties draw:fill-color="#ffffff" draw:opacity="58%"/>
      <style:paragraph-properties fo:text-align="end"/>
      <style:text-properties style:font-name="Times New Roman" fo:font-size="8pt" style:font-size-asian="8pt" style:font-size-complex="8pt"/>
    </style:style>
    <style:style style:name="P21" style:family="paragraph">
      <style:paragraph-properties fo:margin-left="0cm" fo:margin-right="0cm" fo:margin-top="2cm" fo:margin-bottom="0.1cm" fo:line-height="2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Times New Roman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2" style:family="paragraph">
      <loext:graphic-properties draw:fill="none"/>
      <style:text-properties fo:font-size="11pt" style:font-size-asian="11pt" style:font-size-complex="11pt"/>
    </style:style>
    <style:style style:name="P23" style:family="paragraph">
      <loext:graphic-properties draw:fill="solid" draw:fill-color="#ffffff"/>
      <style:paragraph-properties fo:text-align="start"/>
      <style:text-properties style:font-name="Times New Roman" fo:font-size="12pt" style:font-size-asian="12pt" style:font-size-complex="12pt"/>
    </style:style>
    <style:style style:name="P24" style:family="paragraph">
      <loext:graphic-properties draw:fill="solid" draw:fill-color="#ffffff"/>
      <style:paragraph-properties fo:text-align="start"/>
      <style:text-properties style:font-name="Times New Roman" fo:font-size="10pt" style:font-size-asian="10pt" style:font-size-complex="10pt"/>
    </style:style>
    <style:style style:name="P25" style:family="paragraph">
      <loext:graphic-properties draw:fill-color="#eeeeee"/>
      <style:paragraph-properties fo:text-align="start"/>
      <style:text-properties style:font-name="Times New Roman" fo:font-size="12pt" style:font-size-asian="12pt" style:font-size-complex="12pt"/>
    </style:style>
    <style:style style:name="P26" style:family="paragraph">
      <style:paragraph-properties fo:margin-left="0cm" fo:margin-right="0cm" fo:margin-top="0cm" fo:margin-bottom="0cm" fo:line-height="100%" fo:text-align="start" fo:text-indent="0cm"/>
    </style:style>
    <style:style style:name="P27" style:family="paragraph">
      <loext:graphic-properties draw:fill-color="#dddddd"/>
      <style:paragraph-properties fo:margin-left="0cm" fo:margin-right="0cm" fo:margin-top="0cm" fo:margin-bottom="0cm" fo:line-height="100%" fo:text-align="start" fo:text-indent="0cm"/>
    </style:style>
    <style:style style:name="P28" style:family="paragraph">
      <loext:graphic-properties draw:fill-color="#ffffff" draw:opacity="63%"/>
      <style:paragraph-properties fo:text-align="center"/>
    </style:style>
    <style:style style:name="P29" style:family="paragraph">
      <style:paragraph-properties fo:text-align="center"/>
      <style:text-properties style:font-name="Times New Roman" fo:font-size="16pt" style:font-size-asian="16pt" style:font-size-complex="16pt"/>
    </style:style>
    <style:style style:name="P30" style:family="paragraph">
      <loext:graphic-properties draw:fill-color="#eeeeee" draw:opacity="100%"/>
      <style:paragraph-properties fo:text-align="center"/>
      <style:text-properties style:font-name="Times New Roman" fo:font-size="16pt" style:font-size-asian="16pt" style:font-size-complex="16pt"/>
    </style:style>
    <style:style style:name="P31" style:family="paragraph">
      <loext:graphic-properties draw:fill="none" draw:fill-color="#ffffff"/>
      <style:text-properties style:font-name="Times New Roman" fo:font-size="12pt" style:font-size-asian="12pt" style:font-size-complex="12pt"/>
    </style:style>
    <style:style style:name="P32" style:family="paragraph">
      <style:paragraph-properties fo:text-align="center"/>
      <style:text-properties style:font-name="Times New Roman" fo:font-size="12pt" style:font-size-asian="12pt" style:font-size-complex="12pt"/>
    </style:style>
    <style:style style:name="P33" style:family="paragraph">
      <style:text-properties style:font-name="Times New Roman" fo:font-size="12pt" style:font-size-asian="12pt" style:font-size-complex="12pt"/>
    </style:style>
    <style:style style:name="T1" style:family="text">
      <style:text-properties style:font-name="Times New Roman" fo:font-size="16pt" style:font-size-asian="16pt" style:font-size-complex="16pt"/>
    </style:style>
    <style:style style:name="T2" style:family="text">
      <style:text-properties style:font-name="Times New Roman" fo:font-size="7pt" style:font-size-asian="7pt" style:font-size-complex="7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Times New Roman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0066b3" style:font-name="Times New Roman" fo:font-size="9pt" fo:font-weight="bold" style:font-size-asian="9pt" style:font-weight-asian="bold" style:font-size-complex="9pt" style:font-weight-complex="bold"/>
    </style:style>
    <style:style style:name="T5" style:family="text">
      <style:text-properties style:font-name="Times New Roman" fo:font-size="9pt" style:font-size-asian="9pt" style:font-size-complex="9pt"/>
    </style:style>
    <style:style style:name="T6" style:family="text">
      <style:text-properties style:font-name="Times New Roman" fo:font-size="12pt" style:font-size-asian="12pt" style:font-size-complex="12pt"/>
    </style:style>
    <style:style style:name="T7" style:family="text">
      <style:text-properties style:font-name="Times New Roman" fo:font-size="11pt" style:font-size-asian="11pt" style:font-size-complex="11pt"/>
    </style:style>
    <style:style style:name="T8" style:family="text">
      <style:text-properties style:font-name="Times New Roman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g>
          <draw:custom-shape draw:style-name="gr1" draw:text-style-name="P2" draw:layer="layout" svg:width="7.3cm" svg:height="1cm" svg:x="0.162cm" svg:y="2.208cm">
            <text:p text:style-name="P1"><text:span text:style-name="T1">06:30</text:span></text:p>
            <draw:enhanced-geometry svg:viewBox="0 0 21600 21600" draw:type="rectangle" draw:enhanced-path="M 0 0 L 21600 0 21600 21600 0 21600 0 0 Z N"/>
          </draw:custom-shape>
          <draw:g>
            <draw:frame draw:style-name="gr2" draw:text-style-name="P3" draw:layer="layout" svg:width="0.787cm" svg:height="0.672cm" svg:x="2.148cm" svg:y="2.333cm">
              <draw:image xlink:href="Pictures/10000201000000290000002365216D22D2559E1C.png" xlink:type="simple" xlink:show="embed" xlink:actuate="onLoad">
                <text:p/>
              </draw:image>
            </draw:frame>
            <draw:frame draw:style-name="gr3" draw:text-style-name="P4" draw:layer="layout" svg:width="1.2cm" svg:height="0.526cm" svg:x="2.581cm" svg:y="2.367cm">
              <draw:text-box>
                <text:p><text:span text:style-name="T2">3</text:span><text:span text:style-name="T2">C</text:span><text:span text:style-name="T2">H</text:span><text:span text:style-name="T2">O</text:span></text:p>
              </draw:text-box>
            </draw:frame>
          </draw:g>
          <draw:g>
            <draw:frame draw:style-name="gr2" draw:text-style-name="P5" draw:layer="layout" svg:width="0.462cm" svg:height="0.462cm" svg:x="4.156cm" svg:y="2.389cm">
              <draw:image xlink:href="Pictures/1000011900002B1900002B19969236428AE08DBB.svg" xlink:type="simple" xlink:show="embed" xlink:actuate="onLoad">
                <text:p/>
              </draw:image>
              <draw:image xlink:href="Pictures/10000201000001A1000001A194C7A5608DB793F0.png" xlink:type="simple" xlink:show="embed" xlink:actuate="onLoad"/>
            </draw:frame>
            <draw:frame draw:style-name="gr4" draw:text-style-name="P6" draw:layer="layout" svg:width="1.5cm" svg:height="0.801cm" svg:x="4.331cm" svg:y="2.346cm">
              <draw:text-box>
                <text:p><text:span text:style-name="T2">1</text:span><text:span text:style-name="T2">6</text:span><text:span text:style-name="T2">7</text:span><text:span text:style-name="T2">m</text:span><text:span text:style-name="T2">g/</text:span><text:span text:style-name="T2">dl</text:span></text:p>
              </draw:text-box>
            </draw:frame>
          </draw:g>
          <draw:g>
            <draw:frame draw:style-name="gr5" draw:text-style-name="P7" draw:layer="layout" svg:width="0.474cm" svg:height="0.438cm" svg:x="6.062cm" svg:y="2.4cm">
              <draw:image xlink:href="Pictures/10000136000027CB000027CB7429EBC9640B5B2F.svg" xlink:type="simple" xlink:show="embed" xlink:actuate="onLoad">
                <text:p/>
              </draw:image>
              <draw:image xlink:href="Pictures/100002010000018100000181B62E7BA312ADE286.png" xlink:type="simple" xlink:show="embed" xlink:actuate="onLoad"/>
            </draw:frame>
            <draw:frame draw:style-name="gr6" draw:text-style-name="P8" draw:layer="layout" svg:width="1.442cm" svg:height="0.526cm" svg:x="6.277cm" svg:y="2.368cm">
              <draw:text-box>
                <text:p><text:span text:style-name="T2">2</text:span><text:span text:style-name="T2">1</text:span><text:span text:style-name="T2">U</text:span><text:span text:style-name="T2">/</text:span><text:span text:style-name="T2">1</text:span><text:span text:style-name="T2">U</text:span></text:p>
              </draw:text-box>
            </draw:frame>
          </draw:g>
        </draw:g>
        <draw:frame draw:style-name="gr7" draw:text-style-name="P10" draw:layer="layout" svg:width="1.2cm" svg:height="0.866cm" svg:x="0.1cm" svg:y="0.034cm">
          <draw:image xlink:href="Pictures/100002010000003600000027FD5A6A86C971DF34.png" xlink:type="simple" xlink:show="embed" xlink:actuate="onLoad">
            <text:p text:style-name="P9"><text:span text:style-name="T3"/></text:p>
            <text:p text:style-name="P9"><text:span text:style-name="T3"/></text:p>
            <text:p text:style-name="P9"><text:span text:style-name="T3"/></text:p>
          </draw:image>
        </draw:frame>
        <draw:custom-shape draw:style-name="gr8" draw:text-style-name="P11" draw:layer="layout" svg:width="7.62cm" svg:height="1.3cm" svg:x="0cm" svg:y="0cm">
          <text:p/>
          <draw:enhanced-geometry svg:viewBox="0 0 21600 21600" draw:type="rectangle" draw:enhanced-path="M 0 0 L 21600 0 21600 21600 0 21600 0 0 Z N"/>
        </draw:custom-shape>
        <draw:frame draw:style-name="gr9" draw:text-style-name="P12" draw:layer="layout" svg:width="0.906cm" svg:height="0.762cm" svg:x="2.204cm" svg:y="0.038cm">
          <draw:image xlink:href="Pictures/100002010000002C00000025DE0DF22387FB2C48.png" xlink:type="simple" xlink:show="embed" xlink:actuate="onLoad">
            <text:p/>
          </draw:image>
        </draw:frame>
        <draw:frame draw:style-name="gr9" draw:text-style-name="P12" draw:layer="layout" svg:width="0.822cm" svg:height="0.675cm" svg:x="4.515cm" svg:y="0.061cm">
          <draw:image xlink:href="Pictures/100002010000002D00000025B24F7B04C7826711.png" xlink:type="simple" xlink:show="embed" xlink:actuate="onLoad">
            <text:p/>
          </draw:image>
        </draw:frame>
        <draw:frame draw:style-name="gr9" draw:text-style-name="P12" draw:layer="layout" svg:width="0.9cm" svg:height="0.6cm" svg:x="6.2cm" svg:y="0.064cm">
          <draw:image xlink:href="Pictures/100002010000002D0000001EBB80C0E7D18EC95B.png" xlink:type="simple" xlink:show="embed" xlink:actuate="onLoad">
            <text:p/>
          </draw:image>
        </draw:frame>
        <draw:frame draw:style-name="gr10" draw:text-style-name="P13" draw:layer="layout" svg:width="1.6cm" svg:height="0.721cm" svg:x="0cm" svg:y="0.57cm">
          <draw:text-box>
            <text:p><text:span text:style-name="T4">D</text:span><text:span text:style-name="T4">i</text:span><text:span text:style-name="T4">á</text:span><text:span text:style-name="T4">ri</text:span><text:span text:style-name="T4">o</text:span></text:p>
          </draw:text-box>
        </draw:frame>
        <draw:frame draw:style-name="gr11" draw:text-style-name="P14" draw:layer="layout" svg:width="3.3cm" svg:height="0.603cm" svg:x="1.2cm" svg:y="0.6cm">
          <draw:text-box>
            <text:p><text:span text:style-name="T5">T</text:span><text:span text:style-name="T5">a</text:span><text:span text:style-name="T5">b</text:span><text:span text:style-name="T5">el</text:span><text:span text:style-name="T5">a </text:span><text:span text:style-name="T5">d</text:span><text:span text:style-name="T5">e </text:span><text:span text:style-name="T5">A</text:span><text:span text:style-name="T5">li</text:span><text:span text:style-name="T5">m</text:span><text:span text:style-name="T5">e</text:span><text:span text:style-name="T5">n</text:span><text:span text:style-name="T5">t</text:span><text:span text:style-name="T5">o</text:span><text:span text:style-name="T5">s</text:span></text:p>
          </draw:text-box>
        </draw:frame>
        <draw:frame draw:style-name="gr12" draw:text-style-name="P14" draw:layer="layout" svg:width="1.9cm" svg:height="1.029cm" svg:x="4.1cm" svg:y="0.571cm">
          <draw:text-box>
            <text:p><text:span text:style-name="T5">R</text:span><text:span text:style-name="T5">e</text:span><text:span text:style-name="T5">f</text:span><text:span text:style-name="T5">ei</text:span><text:span text:style-name="T5">ç</text:span><text:span text:style-name="T5">õ</text:span><text:span text:style-name="T5">e</text:span><text:span text:style-name="T5">s</text:span></text:p>
          </draw:text-box>
        </draw:frame>
        <draw:frame draw:style-name="gr12" draw:text-style-name="P14" draw:layer="layout" svg:width="2.2cm" svg:height="1.029cm" svg:x="5.7cm" svg:y="0.572cm">
          <draw:text-box>
            <text:p><text:span text:style-name="T5">D</text:span><text:span text:style-name="T5">a</text:span><text:span text:style-name="T5">s</text:span><text:span text:style-name="T5">h</text:span><text:span text:style-name="T5">b</text:span><text:span text:style-name="T5">o</text:span><text:span text:style-name="T5">a</text:span><text:span text:style-name="T5">r</text:span><text:span text:style-name="T5">d</text:span></text:p>
          </draw:text-box>
        </draw:frame>
        <draw:frame draw:style-name="gr13" draw:text-style-name="P7" draw:layer="layout" svg:width="0.43cm" svg:height="0.43cm" svg:x="0.274cm" svg:y="9.4cm">
          <draw:image xlink:href="Pictures/100000E000002B1900002B197E0F1F3F24D625D2.svg" xlink:type="simple" xlink:show="embed" xlink:actuate="onLoad">
            <text:p/>
          </draw:image>
          <draw:image xlink:href="Pictures/10000201000001A1000001A1110E582AFDF7CCA7.png" xlink:type="simple" xlink:show="embed" xlink:actuate="onLoad"/>
        </draw:frame>
        <draw:frame draw:style-name="gr14" draw:text-style-name="P15" draw:layer="layout" svg:width="5.041cm" svg:height="0.721cm" svg:x="0.059cm" svg:y="1.479cm">
          <draw:text-box>
            <text:p><text:span text:style-name="T6">S</text:span><text:span text:style-name="T6">e</text:span><text:span text:style-name="T6">g</text:span><text:span text:style-name="T6">u</text:span><text:span text:style-name="T6">n</text:span><text:span text:style-name="T6">d</text:span><text:span text:style-name="T6">a</text:span><text:span text:style-name="T6">, </text:span><text:span text:style-name="T6">0</text:span><text:span text:style-name="T6">5</text:span><text:span text:style-name="T6">/</text:span><text:span text:style-name="T6">0</text:span><text:span text:style-name="T6">1</text:span><text:span text:style-name="T6">/</text:span><text:span text:style-name="T6">2</text:span><text:span text:style-name="T6">0</text:span><text:span text:style-name="T6">1</text:span><text:span text:style-name="T6">9</text:span></text:p>
          </draw:text-box>
        </draw:frame>
        <draw:g>
          <draw:custom-shape draw:style-name="gr15" draw:text-style-name="P2" draw:layer="layout" svg:width="7.3cm" svg:height="1cm" svg:x="0.143cm" svg:y="3.5cm">
            <text:p text:style-name="P1"><text:span text:style-name="T1">10:00</text:span></text:p>
            <draw:enhanced-geometry svg:viewBox="0 0 21600 21600" draw:type="rectangle" draw:enhanced-path="M 0 0 L 21600 0 21600 21600 0 21600 0 0 Z N"/>
          </draw:custom-shape>
          <draw:g>
            <draw:frame draw:style-name="gr16" draw:text-style-name="P4" draw:layer="layout" svg:width="1.338cm" svg:height="0.801cm" svg:x="2.462cm" svg:y="3.759cm">
              <draw:text-box>
                <text:p><text:span text:style-name="T2">1</text:span><text:span text:style-name="T2">0</text:span><text:span text:style-name="T2">C</text:span><text:span text:style-name="T2">H</text:span><text:span text:style-name="T2">O</text:span></text:p>
              </draw:text-box>
            </draw:frame>
            <draw:frame draw:style-name="gr17" draw:text-style-name="P11" draw:layer="layout" svg:width="0.46cm" svg:height="0.46cm" svg:x="2.3cm" svg:y="3.74cm">
              <draw:image xlink:href="Pictures/1000017C00002E6800002E68FA66186559E98494.svg" xlink:type="simple" xlink:show="embed" xlink:actuate="onLoad">
                <text:p/>
              </draw:image>
              <draw:image xlink:href="Pictures/10000201000001C1000001C17ECBDB65AA42B3BC.png" xlink:type="simple" xlink:show="embed" xlink:actuate="onLoad"/>
            </draw:frame>
          </draw:g>
          <draw:g>
            <draw:frame draw:style-name="gr18" draw:text-style-name="P16" draw:layer="layout" svg:width="0.462cm" svg:height="0.462cm" svg:x="4.137cm" svg:y="3.681cm">
              <draw:image xlink:href="Pictures/1000011900002B1900002B19969236428AE08DBB.svg" xlink:type="simple" xlink:show="embed" xlink:actuate="onLoad">
                <text:p/>
              </draw:image>
              <draw:image xlink:href="Pictures/10000201000001A1000001A194C7A5608DB793F0.png" xlink:type="simple" xlink:show="embed" xlink:actuate="onLoad"/>
            </draw:frame>
            <draw:frame draw:style-name="gr19" draw:text-style-name="P17" draw:layer="layout" svg:width="1.5cm" svg:height="0.801cm" svg:x="4.312cm" svg:y="3.638cm">
              <draw:text-box>
                <text:p><text:span text:style-name="T2">1</text:span><text:span text:style-name="T2">8</text:span><text:span text:style-name="T2">3</text:span><text:span text:style-name="T2">m</text:span><text:span text:style-name="T2">g/</text:span><text:span text:style-name="T2">dl</text:span></text:p>
              </draw:text-box>
            </draw:frame>
          </draw:g>
          <draw:g>
            <draw:frame draw:style-name="gr17" draw:text-style-name="P11" draw:layer="layout" svg:width="0.474cm" svg:height="0.438cm" svg:x="6.043cm" svg:y="3.692cm">
              <draw:image xlink:href="Pictures/10000136000027CB000027CB7429EBC9640B5B2F.svg" xlink:type="simple" xlink:show="embed" xlink:actuate="onLoad">
                <text:p/>
              </draw:image>
              <draw:image xlink:href="Pictures/100002010000018100000181B62E7BA312ADE286.png" xlink:type="simple" xlink:show="embed" xlink:actuate="onLoad"/>
            </draw:frame>
          </draw:g>
        </draw:g>
        <draw:g>
          <draw:custom-shape draw:style-name="gr15" draw:text-style-name="P2" draw:layer="layout" svg:width="7.3cm" svg:height="1cm" svg:x="0.143cm" svg:y="4.8cm">
            <text:p text:style-name="P1"><text:span text:style-name="T1">11:00</text:span></text:p>
            <draw:enhanced-geometry svg:viewBox="0 0 21600 21600" draw:type="rectangle" draw:enhanced-path="M 0 0 L 21600 0 21600 21600 0 21600 0 0 Z N"/>
          </draw:custom-shape>
          <draw:g>
            <draw:frame draw:style-name="gr17" draw:text-style-name="P11" draw:layer="layout" svg:width="0.46cm" svg:height="0.46cm" svg:x="2.3cm" svg:y="5.04cm">
              <draw:image xlink:href="Pictures/1000017C00002E6800002E68FA66186559E98494.svg" xlink:type="simple" xlink:show="embed" xlink:actuate="onLoad">
                <text:p/>
              </draw:image>
              <draw:image xlink:href="Pictures/10000201000001C1000001C17ECBDB65AA42B3BC.png" xlink:type="simple" xlink:show="embed" xlink:actuate="onLoad"/>
            </draw:frame>
          </draw:g>
          <draw:g>
            <draw:frame draw:style-name="gr18" draw:text-style-name="P16" draw:layer="layout" svg:width="0.462cm" svg:height="0.462cm" svg:x="4.137cm" svg:y="4.981cm">
              <draw:image xlink:href="Pictures/1000011900002B1900002B19969236428AE08DBB.svg" xlink:type="simple" xlink:show="embed" xlink:actuate="onLoad">
                <text:p/>
              </draw:image>
              <draw:image xlink:href="Pictures/10000201000001A1000001A194C7A5608DB793F0.png" xlink:type="simple" xlink:show="embed" xlink:actuate="onLoad"/>
            </draw:frame>
            <draw:frame draw:style-name="gr19" draw:text-style-name="P17" draw:layer="layout" svg:width="1.5cm" svg:height="0.801cm" svg:x="4.312cm" svg:y="4.938cm">
              <draw:text-box>
                <text:p><text:span text:style-name="T2">2</text:span><text:span text:style-name="T2">1</text:span><text:span text:style-name="T2">3</text:span><text:span text:style-name="T2">m</text:span><text:span text:style-name="T2">g/</text:span><text:span text:style-name="T2">dl</text:span></text:p>
              </draw:text-box>
            </draw:frame>
          </draw:g>
          <draw:g>
            <draw:frame draw:style-name="gr17" draw:text-style-name="P11" draw:layer="layout" svg:width="0.474cm" svg:height="0.438cm" svg:x="6.043cm" svg:y="4.992cm">
              <draw:image xlink:href="Pictures/10000136000027CB000027CB7429EBC9640B5B2F.svg" xlink:type="simple" xlink:show="embed" xlink:actuate="onLoad">
                <text:p/>
              </draw:image>
              <draw:image xlink:href="Pictures/100002010000018100000181B62E7BA312ADE286.png" xlink:type="simple" xlink:show="embed" xlink:actuate="onLoad"/>
            </draw:frame>
            <draw:frame draw:style-name="gr20" draw:text-style-name="P18" draw:layer="layout" svg:width="1.442cm" svg:height="0.526cm" svg:x="6.258cm" svg:y="4.96cm">
              <draw:text-box>
                <text:p><text:span text:style-name="T2"><text:s text:c="2"/></text:span><text:span text:style-name="T2">1</text:span><text:span text:style-name="T2">U</text:span></text:p>
              </draw:text-box>
            </draw:frame>
          </draw:g>
        </draw:g>
        <draw:g>
          <draw:custom-shape draw:style-name="gr15" draw:text-style-name="P2" draw:layer="layout" svg:width="7.3cm" svg:height="1cm" svg:x="0.143cm" svg:y="6.1cm">
            <text:p text:style-name="P1"><text:span text:style-name="T1">1</text:span><text:span text:style-name="T1">1</text:span><text:span text:style-name="T1">:</text:span><text:span text:style-name="T1">3</text:span><text:span text:style-name="T1">0</text:span></text:p>
            <draw:enhanced-geometry svg:viewBox="0 0 21600 21600" draw:type="rectangle" draw:enhanced-path="M 0 0 L 21600 0 21600 21600 0 21600 0 0 Z N"/>
          </draw:custom-shape>
          <draw:g>
            <draw:frame draw:style-name="gr17" draw:text-style-name="P11" draw:layer="layout" svg:width="0.46cm" svg:height="0.46cm" svg:x="2.3cm" svg:y="6.34cm">
              <draw:image xlink:href="Pictures/1000017C00002E6800002E68FA66186559E98494.svg" xlink:type="simple" xlink:show="embed" xlink:actuate="onLoad">
                <text:p/>
              </draw:image>
              <draw:image xlink:href="Pictures/10000201000001C1000001C17ECBDB65AA42B3BC.png" xlink:type="simple" xlink:show="embed" xlink:actuate="onLoad"/>
            </draw:frame>
          </draw:g>
          <draw:g>
            <draw:frame draw:style-name="gr18" draw:text-style-name="P16" draw:layer="layout" svg:width="0.462cm" svg:height="0.462cm" svg:x="4.137cm" svg:y="6.281cm">
              <draw:image xlink:href="Pictures/1000011900002B1900002B19969236428AE08DBB.svg" xlink:type="simple" xlink:show="embed" xlink:actuate="onLoad">
                <text:p/>
              </draw:image>
              <draw:image xlink:href="Pictures/10000201000001A1000001A194C7A5608DB793F0.png" xlink:type="simple" xlink:show="embed" xlink:actuate="onLoad"/>
            </draw:frame>
            <draw:frame draw:style-name="gr19" draw:text-style-name="P17" draw:layer="layout" svg:width="1.5cm" svg:height="0.801cm" svg:x="4.312cm" svg:y="6.238cm">
              <draw:text-box>
                <text:p><text:span text:style-name="T2">1</text:span><text:span text:style-name="T2">3</text:span><text:span text:style-name="T2">3</text:span><text:span text:style-name="T2">m</text:span><text:span text:style-name="T2">g/</text:span><text:span text:style-name="T2">dl</text:span></text:p>
              </draw:text-box>
            </draw:frame>
          </draw:g>
          <draw:g>
            <draw:frame draw:style-name="gr17" draw:text-style-name="P11" draw:layer="layout" svg:width="0.474cm" svg:height="0.438cm" svg:x="6.043cm" svg:y="6.292cm">
              <draw:image xlink:href="Pictures/10000136000027CB000027CB7429EBC9640B5B2F.svg" xlink:type="simple" xlink:show="embed" xlink:actuate="onLoad">
                <text:p/>
              </draw:image>
              <draw:image xlink:href="Pictures/100002010000018100000181B62E7BA312ADE286.png" xlink:type="simple" xlink:show="embed" xlink:actuate="onLoad"/>
            </draw:frame>
            <draw:frame draw:style-name="gr20" draw:text-style-name="P18" draw:layer="layout" svg:width="1.442cm" svg:height="0.526cm" svg:x="6.258cm" svg:y="6.26cm">
              <draw:text-box>
                <text:p><text:span text:style-name="T2"><text:s/></text:span></text:p>
              </draw:text-box>
            </draw:frame>
          </draw:g>
        </draw:g>
        <draw:custom-shape draw:style-name="gr21" draw:text-style-name="P19" draw:layer="layout" svg:width="0.9cm" svg:height="0.7cm" svg:x="2.052cm" svg:y="6.213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9" draw:layer="layout" svg:width="0.9cm" svg:height="0.7cm" svg:x="5.8cm" svg:y="3.6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0" draw:layer="layout" svg:width="0.9cm" svg:height="0.7cm" svg:x="5.9cm" svg:y="6.2cm">
          <text:p/>
          <draw:enhanced-geometry svg:viewBox="0 0 21600 21600" draw:type="rectangle" draw:enhanced-path="M 0 0 L 21600 0 21600 21600 0 21600 0 0 Z N"/>
        </draw:custom-shape>
        <draw:frame draw:style-name="gr23" draw:text-style-name="P7" draw:layer="layout" svg:width="0.27cm" svg:height="0.27cm" draw:transform="rotate (-3.14159265358979) translate (6.47cm 4.2cm)">
          <draw:image xlink:href="Pictures/100000E000002B1900002B197E0F1F3F24D625D2.svg" xlink:type="simple" xlink:show="embed" xlink:actuate="onLoad">
            <text:p/>
          </draw:image>
          <draw:image xlink:href="Pictures/10000201000001A1000001A1110E582AFDF7CCA7.png" xlink:type="simple" xlink:show="embed" xlink:actuate="onLoad"/>
        </draw:frame>
        <draw:frame draw:style-name="gr23" draw:text-style-name="P7" draw:layer="layout" svg:width="0.27cm" svg:height="0.27cm" draw:transform="rotate (-3.14159265358979) translate (6.57cm 6.77cm)">
          <draw:image xlink:href="Pictures/100000E000002B1900002B197E0F1F3F24D625D2.svg" xlink:type="simple" xlink:show="embed" xlink:actuate="onLoad">
            <text:p/>
          </draw:image>
          <draw:image xlink:href="Pictures/10000201000001A1000001A1110E582AFDF7CCA7.png" xlink:type="simple" xlink:show="embed" xlink:actuate="onLoad"/>
        </draw:frame>
        <draw:frame draw:style-name="gr23" draw:text-style-name="P7" draw:layer="layout" svg:width="0.27cm" svg:height="0.27cm" draw:transform="rotate (-3.14159265358979) translate (2.77cm 6.87cm)">
          <draw:image xlink:href="Pictures/100000E000002B1900002B197E0F1F3F24D625D2.svg" xlink:type="simple" xlink:show="embed" xlink:actuate="onLoad">
            <text:p/>
          </draw:image>
          <draw:image xlink:href="Pictures/10000201000001A1000001A1110E582AFDF7CCA7.png" xlink:type="simple" xlink:show="embed" xlink:actuate="onLoad"/>
        </draw:frame>
        <draw:g>
          <draw:custom-shape draw:style-name="gr15" draw:text-style-name="P2" draw:layer="layout" svg:width="7.3cm" svg:height="1cm" svg:x="0.143cm" svg:y="7.736cm">
            <text:p text:style-name="P1"><text:span text:style-name="T1">11:30</text:span></text:p>
            <draw:enhanced-geometry svg:viewBox="0 0 21600 21600" draw:type="rectangle" draw:enhanced-path="M 0 0 L 21600 0 21600 21600 0 21600 0 0 Z N"/>
          </draw:custom-shape>
          <draw:g>
            <draw:frame draw:style-name="gr17" draw:text-style-name="P11" draw:layer="layout" svg:width="0.46cm" svg:height="0.46cm" svg:x="2.3cm" svg:y="7.976cm">
              <draw:image xlink:href="Pictures/1000017C00002E6800002E68FA66186559E98494.svg" xlink:type="simple" xlink:show="embed" xlink:actuate="onLoad">
                <text:p/>
              </draw:image>
              <draw:image xlink:href="Pictures/10000201000001C1000001C17ECBDB65AA42B3BC.png" xlink:type="simple" xlink:show="embed" xlink:actuate="onLoad"/>
            </draw:frame>
          </draw:g>
          <draw:g>
            <draw:frame draw:style-name="gr18" draw:text-style-name="P16" draw:layer="layout" svg:width="0.462cm" svg:height="0.462cm" svg:x="4.137cm" svg:y="7.917cm">
              <draw:image xlink:href="Pictures/1000011900002B1900002B19969236428AE08DBB.svg" xlink:type="simple" xlink:show="embed" xlink:actuate="onLoad">
                <text:p/>
              </draw:image>
              <draw:image xlink:href="Pictures/10000201000001A1000001A194C7A5608DB793F0.png" xlink:type="simple" xlink:show="embed" xlink:actuate="onLoad"/>
            </draw:frame>
          </draw:g>
          <draw:g>
            <draw:frame draw:style-name="gr17" draw:text-style-name="P11" draw:layer="layout" svg:width="0.474cm" svg:height="0.438cm" svg:x="6.043cm" svg:y="7.928cm">
              <draw:image xlink:href="Pictures/10000136000027CB000027CB7429EBC9640B5B2F.svg" xlink:type="simple" xlink:show="embed" xlink:actuate="onLoad">
                <text:p/>
              </draw:image>
              <draw:image xlink:href="Pictures/100002010000018100000181B62E7BA312ADE286.png" xlink:type="simple" xlink:show="embed" xlink:actuate="onLoad"/>
            </draw:frame>
            <draw:frame draw:style-name="gr20" draw:text-style-name="P18" draw:layer="layout" svg:width="1.442cm" svg:height="0.526cm" svg:x="6.258cm" svg:y="7.896cm">
              <draw:text-box>
                <text:p><text:span text:style-name="T2"><text:s/></text:span></text:p>
              </draw:text-box>
            </draw:frame>
          </draw:g>
        </draw:g>
        <draw:custom-shape draw:style-name="gr21" draw:text-style-name="P19" draw:layer="layout" svg:width="0.9cm" svg:height="0.7cm" svg:x="2.052cm" svg:y="7.813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9" draw:layer="layout" svg:width="0.9cm" svg:height="0.7cm" svg:x="3.852cm" svg:y="7.813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9" draw:layer="layout" svg:width="0.9cm" svg:height="0.7cm" svg:x="5.752cm" svg:y="7.813cm">
          <text:p/>
          <draw:enhanced-geometry svg:viewBox="0 0 21600 21600" draw:type="rectangle" draw:enhanced-path="M 0 0 L 21600 0 21600 21600 0 21600 0 0 Z N"/>
        </draw:custom-shape>
        <draw:frame draw:style-name="gr23" draw:text-style-name="P7" draw:layer="layout" svg:width="0.27cm" svg:height="0.27cm" draw:transform="rotate (-3.14159265358979) translate (2.77cm 8.47cm)">
          <draw:image xlink:href="Pictures/100000E000002B1900002B197E0F1F3F24D625D2.svg" xlink:type="simple" xlink:show="embed" xlink:actuate="onLoad">
            <text:p/>
          </draw:image>
          <draw:image xlink:href="Pictures/10000201000001A1000001A1110E582AFDF7CCA7.png" xlink:type="simple" xlink:show="embed" xlink:actuate="onLoad"/>
        </draw:frame>
        <draw:frame draw:style-name="gr23" draw:text-style-name="P7" draw:layer="layout" svg:width="0.27cm" svg:height="0.27cm" draw:transform="rotate (-3.14159265358979) translate (4.67cm 8.47cm)">
          <draw:image xlink:href="Pictures/100000E000002B1900002B197E0F1F3F24D625D2.svg" xlink:type="simple" xlink:show="embed" xlink:actuate="onLoad">
            <text:p/>
          </draw:image>
          <draw:image xlink:href="Pictures/10000201000001A1000001A1110E582AFDF7CCA7.png" xlink:type="simple" xlink:show="embed" xlink:actuate="onLoad"/>
        </draw:frame>
        <draw:frame draw:style-name="gr23" draw:text-style-name="P7" draw:layer="layout" svg:width="0.27cm" svg:height="0.27cm" draw:transform="rotate (-3.14159265358979) translate (6.57cm 8.47cm)">
          <draw:image xlink:href="Pictures/100000E000002B1900002B197E0F1F3F24D625D2.svg" xlink:type="simple" xlink:show="embed" xlink:actuate="onLoad">
            <text:p/>
          </draw:image>
          <draw:image xlink:href="Pictures/10000201000001A1000001A1110E582AFDF7CCA7.png" xlink:type="simple" xlink:show="embed" xlink:actuate="onLoad"/>
        </draw:frame>
      </draw:page>
      <draw:page draw:name="page2" draw:style-name="dp1" draw:master-page-name="Padrão">
        <draw:frame draw:style-name="gr24" draw:text-style-name="P21" draw:layer="layout" svg:width="1.2cm" svg:height="0.866cm" svg:x="0.1cm" svg:y="0.034cm">
          <draw:image xlink:href="Pictures/100002010000003600000027FD5A6A86C971DF34.png" xlink:type="simple" xlink:show="embed" xlink:actuate="onLoad">
            <text:p text:style-name="P9"><text:span text:style-name="T3"/></text:p>
            <text:p text:style-name="P9"><text:span text:style-name="T3"/></text:p>
            <text:p text:style-name="P9"><text:span text:style-name="T3"/></text:p>
          </draw:image>
        </draw:frame>
        <draw:custom-shape draw:style-name="gr25" draw:text-style-name="P11" draw:layer="layout" svg:width="7.62cm" svg:height="1.3cm" svg:x="0cm" svg:y="0cm">
          <text:p/>
          <draw:enhanced-geometry svg:viewBox="0 0 21600 21600" draw:type="rectangle" draw:enhanced-path="M 0 0 L 21600 0 21600 21600 0 21600 0 0 Z N"/>
        </draw:custom-shape>
        <draw:frame draw:style-name="gr26" draw:text-style-name="P12" draw:layer="layout" svg:width="0.906cm" svg:height="0.762cm" svg:x="2.204cm" svg:y="0.038cm">
          <draw:image xlink:href="Pictures/100002010000002C00000025DE0DF22387FB2C48.png" xlink:type="simple" xlink:show="embed" xlink:actuate="onLoad">
            <text:p/>
          </draw:image>
        </draw:frame>
        <draw:frame draw:style-name="gr26" draw:text-style-name="P12" draw:layer="layout" svg:width="0.822cm" svg:height="0.675cm" svg:x="4.515cm" svg:y="0.061cm">
          <draw:image xlink:href="Pictures/100002010000002D00000025B24F7B04C7826711.png" xlink:type="simple" xlink:show="embed" xlink:actuate="onLoad">
            <text:p/>
          </draw:image>
        </draw:frame>
        <draw:frame draw:style-name="gr26" draw:text-style-name="P12" draw:layer="layout" svg:width="0.9cm" svg:height="0.6cm" svg:x="6.2cm" svg:y="0.064cm">
          <draw:image xlink:href="Pictures/100002010000002D0000001EBB80C0E7D18EC95B.png" xlink:type="simple" xlink:show="embed" xlink:actuate="onLoad">
            <text:p/>
          </draw:image>
        </draw:frame>
        <draw:frame draw:style-name="gr27" draw:text-style-name="P13" draw:layer="layout" svg:width="1.6cm" svg:height="0.721cm" svg:x="0cm" svg:y="0.57cm">
          <draw:text-box>
            <text:p><text:span text:style-name="T4">D</text:span><text:span text:style-name="T4">i</text:span><text:span text:style-name="T4">á</text:span><text:span text:style-name="T4">ri</text:span><text:span text:style-name="T4">o</text:span></text:p>
          </draw:text-box>
        </draw:frame>
        <draw:frame draw:style-name="gr28" draw:text-style-name="P14" draw:layer="layout" svg:width="3.3cm" svg:height="0.603cm" svg:x="1.2cm" svg:y="0.6cm">
          <draw:text-box>
            <text:p><text:span text:style-name="T5">T</text:span><text:span text:style-name="T5">a</text:span><text:span text:style-name="T5">b</text:span><text:span text:style-name="T5">el</text:span><text:span text:style-name="T5">a </text:span><text:span text:style-name="T5">d</text:span><text:span text:style-name="T5">e </text:span><text:span text:style-name="T5">A</text:span><text:span text:style-name="T5">li</text:span><text:span text:style-name="T5">m</text:span><text:span text:style-name="T5">e</text:span><text:span text:style-name="T5">n</text:span><text:span text:style-name="T5">t</text:span><text:span text:style-name="T5">o</text:span><text:span text:style-name="T5">s</text:span></text:p>
          </draw:text-box>
        </draw:frame>
        <draw:frame draw:style-name="gr29" draw:text-style-name="P14" draw:layer="layout" svg:width="1.9cm" svg:height="0.929cm" svg:x="4.1cm" svg:y="0.571cm">
          <draw:text-box>
            <text:p><text:span text:style-name="T5">R</text:span><text:span text:style-name="T5">e</text:span><text:span text:style-name="T5">f</text:span><text:span text:style-name="T5">ei</text:span><text:span text:style-name="T5">ç</text:span><text:span text:style-name="T5">õ</text:span><text:span text:style-name="T5">e</text:span><text:span text:style-name="T5">s</text:span></text:p>
          </draw:text-box>
        </draw:frame>
        <draw:frame draw:style-name="gr30" draw:text-style-name="P14" draw:layer="layout" svg:width="2.2cm" svg:height="1.029cm" svg:x="5.7cm" svg:y="0.572cm">
          <draw:text-box>
            <text:p><text:span text:style-name="T5">D</text:span><text:span text:style-name="T5">a</text:span><text:span text:style-name="T5">s</text:span><text:span text:style-name="T5">h</text:span><text:span text:style-name="T5">b</text:span><text:span text:style-name="T5">o</text:span><text:span text:style-name="T5">a</text:span><text:span text:style-name="T5">r</text:span><text:span text:style-name="T5">d</text:span></text:p>
          </draw:text-box>
        </draw:frame>
        <draw:frame draw:style-name="gr31" draw:text-style-name="P22" draw:layer="layout" svg:width="8.941cm" svg:height="1.191cm" svg:x="0.9cm" svg:y="1.368cm">
          <draw:text-box>
            <text:p><text:span text:style-name="T7">A</text:span><text:span text:style-name="T7">l</text:span><text:span text:style-name="T7">m</text:span><text:span text:style-name="T7">o</text:span><text:span text:style-name="T7">ç</text:span><text:span text:style-name="T7">o </text:span><text:span text:style-name="T7"><text:s text:c="3"/></text:span><text:span text:style-name="T7">S</text:span><text:span text:style-name="T7">e</text:span><text:span text:style-name="T7">g</text:span><text:span text:style-name="T7">, </text:span><text:span text:style-name="T7">1</text:span><text:span text:style-name="T7">1</text:span><text:span text:style-name="T7">:</text:span><text:span text:style-name="T7">3</text:span><text:span text:style-name="T7">0 </text:span><text:span text:style-name="T7"><text:s text:c="3"/></text:span><text:span text:style-name="T7">2</text:span><text:span text:style-name="T7">0</text:span><text:span text:style-name="T7">C</text:span><text:span text:style-name="T7">H</text:span><text:span text:style-name="T7">O</text:span><text:span text:style-name="T7"> <text:s text:c="2"/></text:span><text:span text:style-name="T7"><text:s text:c="2"/></text:span><text:span text:style-name="T7">2</text:span><text:span text:style-name="T7">U</text:span></text:p>
          </draw:text-box>
        </draw:frame>
        <draw:frame draw:style-name="gr32" draw:text-style-name="P12" draw:layer="layout" svg:width="0.822cm" svg:height="0.675cm" svg:x="0.318cm" svg:y="1.4cm">
          <draw:image xlink:href="Pictures/100002010000002D00000025B24F7B04C7826711.png" xlink:type="simple" xlink:show="embed" xlink:actuate="onLoad">
            <text:p/>
          </draw:image>
        </draw:frame>
        <draw:g>
          <draw:custom-shape draw:style-name="gr33" draw:text-style-name="P23" draw:layer="layout" svg:width="7.3cm" svg:height="1cm" svg:x="0.172cm" svg:y="3.772cm">
            <text:p text:style-name="P1"><text:span text:style-name="T6">Feijão <text:s text:c="17"/>4 colheres <text:s text:c="5"/>4CHO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33" draw:text-style-name="P23" draw:layer="layout" svg:width="7.3cm" svg:height="1cm" svg:x="0.2cm" svg:y="2.3cm">
            <text:p text:style-name="P1"><text:span text:style-name="T6">Arroz Branco <text:s text:c="5"/>2 colheres <text:s text:c="5"/>4CHO</text:span></text:p>
            <draw:enhanced-geometry svg:viewBox="0 0 21600 21600" draw:type="rectangle" draw:enhanced-path="M 0 0 L 21600 0 21600 21600 0 21600 0 0 Z N"/>
          </draw:custom-shape>
        </draw:g>
        <draw:frame draw:style-name="gr13" draw:text-style-name="P7" draw:layer="layout" svg:width="0.43cm" svg:height="0.43cm" svg:x="0.291cm" svg:y="9.418cm">
          <draw:image xlink:href="Pictures/100000E000002B1900002B197E0F1F3F24D625D2.svg" xlink:type="simple" xlink:show="embed" xlink:actuate="onLoad">
            <text:p/>
          </draw:image>
          <draw:image xlink:href="Pictures/10000201000001A1000001A1110E582AFDF7CCA7.png" xlink:type="simple" xlink:show="embed" xlink:actuate="onLoad"/>
        </draw:frame>
        <draw:frame draw:style-name="gr34" draw:text-style-name="P12" draw:layer="layout" svg:width="0.43cm" svg:height="0.43cm" svg:x="1.073cm" svg:y="9.458cm">
          <draw:image xlink:href="Pictures/1000012C000027CD000027CDC35AC3020E4006CB.svg" xlink:type="simple" xlink:show="embed" xlink:actuate="onLoad">
            <text:p/>
          </draw:image>
          <draw:image xlink:href="Pictures/100002010000018100000181E2B7585016528CB1.png" xlink:type="simple" xlink:show="embed" xlink:actuate="onLoad"/>
        </draw:frame>
        <draw:frame draw:style-name="gr34" draw:text-style-name="P12" draw:layer="layout" svg:width="0.43cm" svg:height="0.43cm" svg:x="1.973cm" svg:y="9.458cm">
          <draw:image xlink:href="Pictures/100000A2000027CA000027CAEE28F9197083F573.svg" xlink:type="simple" xlink:show="embed" xlink:actuate="onLoad">
            <text:p/>
          </draw:image>
          <draw:image xlink:href="Pictures/1000020100000181000001819C7098AF5E3C4630.png" xlink:type="simple" xlink:show="embed" xlink:actuate="onLoad"/>
        </draw:frame>
        <draw:frame draw:style-name="gr34" draw:text-style-name="P12" draw:layer="layout" svg:width="0.32cm" svg:height="0.32cm" svg:x="0.133cm" svg:y="1.516cm">
          <draw:image xlink:href="Pictures/1000006900001A9000001A90A280EFBAC21C567C.svg" xlink:type="simple" xlink:show="embed" xlink:actuate="onLoad">
            <text:p/>
          </draw:image>
          <draw:image xlink:href="Pictures/1000020100000101000001011B978D0E56FB8643.png" xlink:type="simple" xlink:show="embed" xlink:actuate="onLoad"/>
        </draw:frame>
      </draw:page>
      <draw:page draw:name="page3" draw:style-name="dp1" draw:master-page-name="Padrão">
        <draw:frame draw:style-name="gr35" draw:text-style-name="P21" draw:layer="layout" svg:width="1.2cm" svg:height="0.866cm" svg:x="0.1cm" svg:y="0.034cm">
          <draw:image xlink:href="Pictures/100002010000003600000027FD5A6A86C971DF34.png" xlink:type="simple" xlink:show="embed" xlink:actuate="onLoad">
            <text:p text:style-name="P9"><text:span text:style-name="T3"/></text:p>
            <text:p text:style-name="P9"><text:span text:style-name="T3"/></text:p>
            <text:p text:style-name="P9"><text:span text:style-name="T3"/></text:p>
          </draw:image>
        </draw:frame>
        <draw:custom-shape draw:style-name="gr36" draw:text-style-name="P11" draw:layer="layout" svg:width="7.62cm" svg:height="1.3cm" svg:x="0cm" svg:y="0cm">
          <text:p/>
          <draw:enhanced-geometry svg:viewBox="0 0 21600 21600" draw:type="rectangle" draw:enhanced-path="M 0 0 L 21600 0 21600 21600 0 21600 0 0 Z N"/>
        </draw:custom-shape>
        <draw:frame draw:style-name="gr37" draw:text-style-name="P12" draw:layer="layout" svg:width="0.906cm" svg:height="0.762cm" svg:x="2.204cm" svg:y="0.038cm">
          <draw:image xlink:href="Pictures/100002010000002C00000025DE0DF22387FB2C48.png" xlink:type="simple" xlink:show="embed" xlink:actuate="onLoad">
            <text:p/>
          </draw:image>
        </draw:frame>
        <draw:frame draw:style-name="gr37" draw:text-style-name="P12" draw:layer="layout" svg:width="0.822cm" svg:height="0.675cm" svg:x="4.515cm" svg:y="0.061cm">
          <draw:image xlink:href="Pictures/100002010000002D00000025B24F7B04C7826711.png" xlink:type="simple" xlink:show="embed" xlink:actuate="onLoad">
            <text:p/>
          </draw:image>
        </draw:frame>
        <draw:frame draw:style-name="gr37" draw:text-style-name="P12" draw:layer="layout" svg:width="0.9cm" svg:height="0.6cm" svg:x="6.2cm" svg:y="0.064cm">
          <draw:image xlink:href="Pictures/100002010000002D0000001EBB80C0E7D18EC95B.png" xlink:type="simple" xlink:show="embed" xlink:actuate="onLoad">
            <text:p/>
          </draw:image>
        </draw:frame>
        <draw:frame draw:style-name="gr38" draw:text-style-name="P13" draw:layer="layout" svg:width="1.6cm" svg:height="0.721cm" svg:x="0cm" svg:y="0.57cm">
          <draw:text-box>
            <text:p><text:span text:style-name="T4">D</text:span><text:span text:style-name="T4">i</text:span><text:span text:style-name="T4">á</text:span><text:span text:style-name="T4">ri</text:span><text:span text:style-name="T4">o</text:span></text:p>
          </draw:text-box>
        </draw:frame>
        <draw:frame draw:style-name="gr39" draw:text-style-name="P14" draw:layer="layout" svg:width="3.3cm" svg:height="0.603cm" svg:x="1.2cm" svg:y="0.6cm">
          <draw:text-box>
            <text:p><text:span text:style-name="T5">T</text:span><text:span text:style-name="T5">a</text:span><text:span text:style-name="T5">b</text:span><text:span text:style-name="T5">el</text:span><text:span text:style-name="T5">a </text:span><text:span text:style-name="T5">d</text:span><text:span text:style-name="T5">e </text:span><text:span text:style-name="T5">A</text:span><text:span text:style-name="T5">li</text:span><text:span text:style-name="T5">m</text:span><text:span text:style-name="T5">e</text:span><text:span text:style-name="T5">n</text:span><text:span text:style-name="T5">t</text:span><text:span text:style-name="T5">o</text:span><text:span text:style-name="T5">s</text:span></text:p>
          </draw:text-box>
        </draw:frame>
        <draw:frame draw:style-name="gr40" draw:text-style-name="P14" draw:layer="layout" svg:width="1.9cm" svg:height="0.929cm" svg:x="4.1cm" svg:y="0.571cm">
          <draw:text-box>
            <text:p><text:span text:style-name="T5">R</text:span><text:span text:style-name="T5">e</text:span><text:span text:style-name="T5">f</text:span><text:span text:style-name="T5">ei</text:span><text:span text:style-name="T5">ç</text:span><text:span text:style-name="T5">õ</text:span><text:span text:style-name="T5">e</text:span><text:span text:style-name="T5">s</text:span></text:p>
          </draw:text-box>
        </draw:frame>
        <draw:frame draw:style-name="gr41" draw:text-style-name="P14" draw:layer="layout" svg:width="2.2cm" svg:height="1.029cm" svg:x="5.7cm" svg:y="0.572cm">
          <draw:text-box>
            <text:p><text:span text:style-name="T5">D</text:span><text:span text:style-name="T5">a</text:span><text:span text:style-name="T5">s</text:span><text:span text:style-name="T5">h</text:span><text:span text:style-name="T5">b</text:span><text:span text:style-name="T5">o</text:span><text:span text:style-name="T5">a</text:span><text:span text:style-name="T5">r</text:span><text:span text:style-name="T5">d</text:span></text:p>
          </draw:text-box>
        </draw:frame>
        <draw:frame draw:style-name="gr42" draw:text-style-name="P22" draw:layer="layout" svg:width="8.941cm" svg:height="1.191cm" svg:x="0.9cm" svg:y="1.368cm">
          <draw:text-box>
            <text:p><text:span text:style-name="T7">A</text:span><text:span text:style-name="T7">l</text:span><text:span text:style-name="T7">m</text:span><text:span text:style-name="T7">o</text:span><text:span text:style-name="T7">ç</text:span><text:span text:style-name="T7">o </text:span><text:span text:style-name="T7"><text:s text:c="3"/></text:span><text:span text:style-name="T7">S</text:span><text:span text:style-name="T7">e</text:span><text:span text:style-name="T7">g</text:span><text:span text:style-name="T7">, </text:span><text:span text:style-name="T7">1</text:span><text:span text:style-name="T7">1</text:span><text:span text:style-name="T7">:</text:span><text:span text:style-name="T7">3</text:span><text:span text:style-name="T7">0 </text:span><text:span text:style-name="T7"><text:s text:c="3"/></text:span><text:span text:style-name="T7">2</text:span><text:span text:style-name="T7">0</text:span><text:span text:style-name="T7">C</text:span><text:span text:style-name="T7">H</text:span><text:span text:style-name="T7">O</text:span><text:span text:style-name="T7"> <text:s text:c="2"/></text:span><text:span text:style-name="T7"><text:s text:c="2"/></text:span><text:span text:style-name="T7">2</text:span><text:span text:style-name="T7">U</text:span></text:p>
          </draw:text-box>
        </draw:frame>
        <draw:frame draw:style-name="gr37" draw:text-style-name="P12" draw:layer="layout" svg:width="0.283cm" svg:height="0.283cm" svg:x="0.2cm" svg:y="1.569cm">
          <draw:image xlink:href="Pictures/100001440000247900002479FB6C7A94A0D2C7B9.svg" xlink:type="simple" xlink:show="embed" xlink:actuate="onLoad">
            <text:p/>
          </draw:image>
          <draw:image xlink:href="Pictures/100002010000016100000161D66329D87B4879F0.png" xlink:type="simple" xlink:show="embed" xlink:actuate="onLoad"/>
        </draw:frame>
        <draw:frame draw:style-name="gr43" draw:text-style-name="P12" draw:layer="layout" svg:width="0.822cm" svg:height="0.675cm" svg:x="0.318cm" svg:y="1.4cm">
          <draw:image xlink:href="Pictures/100002010000002D00000025B24F7B04C7826711.png" xlink:type="simple" xlink:show="embed" xlink:actuate="onLoad">
            <text:p/>
          </draw:image>
        </draw:frame>
        <draw:g>
          <draw:custom-shape draw:style-name="gr44" draw:text-style-name="P24" draw:layer="layout" svg:width="7.3cm" svg:height="1cm" svg:x="0.1cm" svg:y="5.1cm">
            <text:p text:style-name="P1"><text:span text:style-name="T8">Arroz Branco <text:s text:c="13"/>2 colheres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44" draw:text-style-name="P24" draw:layer="layout" svg:width="7.3cm" svg:height="1cm" svg:x="0.136cm" svg:y="6.536cm">
            <text:p text:style-name="P1"><text:span text:style-name="T8">Arroz Branco <text:s text:c="13"/>2 colheres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45" draw:text-style-name="P25" draw:layer="layout" svg:width="6.3cm" svg:height="0.7cm" svg:x="0.3cm" svg:y="4.3cm">
            <text:p text:style-name="P1"><text:span text:style-name="T6">Feijão</text:span></text:p>
            <text:p text:style-name="P1"><text:span text:style-name="T6"/></text:p>
            <text:p text:style-name="P1"><text:span text:style-name="T6"/></text:p>
            <draw:enhanced-geometry svg:viewBox="0 0 21600 21600" draw:type="rectangle" draw:enhanced-path="M 0 0 L 21600 0 21600 21600 0 21600 0 0 Z N"/>
          </draw:custom-shape>
          <draw:custom-shape draw:style-name="gr46" draw:text-style-name="P27" draw:layer="layout" svg:width="6.3cm" svg:height="2.5cm" svg:x="0.3cm" svg:y="5cm">
            <text:p text:style-name="P26"><text:span text:style-name="T6">Feijão Vermelho</text:span></text:p>
            <text:p text:style-name="P26"><text:span text:style-name="T6">Feijão Carioquinha</text:span></text:p>
            <text:p text:style-name="P26"><text:span text:style-name="T6"/></text:p>
            <text:p text:style-name="P1"><text:span text:style-name="T6">Adicionar...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44" draw:text-style-name="P23" draw:layer="layout" svg:width="7.3cm" svg:height="1cm" svg:x="0.172cm" svg:y="5.972cm">
            <text:p text:style-name="P1"><text:span text:style-name="T6">Arroz Branco <text:s text:c="5"/>2 colheres <text:s text:c="5"/>4CHO</text:span></text:p>
            <draw:enhanced-geometry svg:viewBox="0 0 21600 21600" draw:type="rectangle" draw:enhanced-path="M 0 0 L 21600 0 21600 21600 0 21600 0 0 Z N"/>
          </draw:custom-shape>
        </draw:g>
        <draw:frame draw:style-name="gr37" draw:text-style-name="P12" draw:layer="layout" svg:width="0.822cm" svg:height="0.675cm" svg:x="6.7cm" svg:y="4.325cm">
          <draw:image xlink:href="Pictures/100002010000002D00000025B24F7B04C7826711.png" xlink:type="simple" xlink:show="embed" xlink:actuate="onLoad">
            <text:p/>
          </draw:image>
        </draw:frame>
        <draw:frame draw:style-name="gr13" draw:text-style-name="P7" draw:layer="layout" svg:width="0.43cm" svg:height="0.43cm" svg:x="0.291cm" svg:y="9.418cm">
          <draw:image xlink:href="Pictures/100000E000002B1900002B197E0F1F3F24D625D2.svg" xlink:type="simple" xlink:show="embed" xlink:actuate="onLoad">
            <text:p/>
          </draw:image>
          <draw:image xlink:href="Pictures/10000201000001A1000001A1110E582AFDF7CCA7.png" xlink:type="simple" xlink:show="embed" xlink:actuate="onLoad"/>
        </draw:frame>
        <draw:frame draw:style-name="gr34" draw:text-style-name="P12" draw:layer="layout" svg:width="0.43cm" svg:height="0.43cm" svg:x="1.073cm" svg:y="9.458cm">
          <draw:image xlink:href="Pictures/1000012C000027CD000027CDC35AC3020E4006CB.svg" xlink:type="simple" xlink:show="embed" xlink:actuate="onLoad">
            <text:p/>
          </draw:image>
          <draw:image xlink:href="Pictures/100002010000018100000181E2B7585016528CB1.png" xlink:type="simple" xlink:show="embed" xlink:actuate="onLoad"/>
        </draw:frame>
        <draw:frame draw:style-name="gr34" draw:text-style-name="P12" draw:layer="layout" svg:width="0.43cm" svg:height="0.43cm" svg:x="1.973cm" svg:y="9.458cm">
          <draw:image xlink:href="Pictures/100000A2000027CA000027CAEE28F9197083F573.svg" xlink:type="simple" xlink:show="embed" xlink:actuate="onLoad">
            <text:p/>
          </draw:image>
          <draw:image xlink:href="Pictures/1000020100000181000001819C7098AF5E3C4630.png" xlink:type="simple" xlink:show="embed" xlink:actuate="onLoad"/>
        </draw:frame>
        <draw:custom-shape draw:style-name="gr47" draw:text-style-name="P28" draw:layer="layout" svg:width="7.62cm" svg:height="10.83cm" svg:x="0cm" svg:y="0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30" draw:layer="layout" svg:width="7.62cm" svg:height="4.3cm" svg:x="0cm" svg:y="3.5cm">
          <text:p text:style-name="P29"><text:span text:style-name="T1">Alimento</text:span></text:p>
          <draw:enhanced-geometry svg:viewBox="0 0 21600 21600" draw:type="rectangle" draw:enhanced-path="M 0 0 L 21600 0 21600 21600 0 21600 0 0 Z N"/>
        </draw:custom-shape>
        <draw:g>
          <draw:custom-shape draw:style-name="gr49" draw:text-style-name="P25" draw:layer="layout" svg:width="6.9cm" svg:height="0.7cm" svg:x="0.3cm" svg:y="4.4cm">
            <text:p text:style-name="P1"><text:span text:style-name="T6"/></text:p>
            <text:p text:style-name="P1"><text:span text:style-name="T6"/></text:p>
            <text:p text:style-name="P1"><text:span text:style-name="T6"/></text:p>
            <draw:enhanced-geometry svg:viewBox="0 0 21600 21600" draw:type="rectangle" draw:enhanced-path="M 0 0 L 21600 0 21600 21600 0 21600 0 0 Z N"/>
          </draw:custom-shape>
        </draw:g>
        <draw:frame draw:style-name="gr50" draw:text-style-name="P31" draw:layer="layout" svg:width="2.7cm" svg:height="0.721cm" svg:x="0.1cm" svg:y="5.5cm">
          <draw:text-box>
            <text:p><text:span text:style-name="T6">Q</text:span><text:span text:style-name="T6">u</text:span><text:span text:style-name="T6">a</text:span><text:span text:style-name="T6">n</text:span><text:span text:style-name="T6">ti</text:span><text:span text:style-name="T6">d</text:span><text:span text:style-name="T6">a</text:span><text:span text:style-name="T6">d</text:span><text:span text:style-name="T6">e</text:span><text:span text:style-name="T6">:</text:span></text:p>
          </draw:text-box>
        </draw:frame>
        <draw:custom-shape draw:style-name="gr51" draw:text-style-name="P32" draw:layer="layout" svg:width="1.2cm" svg:height="0.6cm" svg:x="1.3cm" svg:y="7cm">
          <text:p text:style-name="P12"><text:span text:style-name="T6">OK</text:span></text:p>
          <draw:enhanced-geometry svg:viewBox="0 0 21600 21600" draw:type="rectangle" draw:enhanced-path="M 0 0 L 21600 0 21600 21600 0 21600 0 0 Z N"/>
        </draw:custom-shape>
        <draw:custom-shape draw:style-name="gr52" draw:text-style-name="P32" draw:layer="layout" svg:width="1.7cm" svg:height="0.6cm" svg:x="4.7cm" svg:y="7cm">
          <text:p text:style-name="P12"><text:span text:style-name="T6">Cancelar</text:span></text:p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Padrão">
        <draw:frame draw:style-name="gr53" draw:text-style-name="P21" draw:layer="layout" svg:width="1.2cm" svg:height="0.866cm" svg:x="0.1cm" svg:y="0.034cm">
          <draw:image xlink:href="Pictures/100002010000003600000027FD5A6A86C971DF34.png" xlink:type="simple" xlink:show="embed" xlink:actuate="onLoad">
            <text:p text:style-name="P9"><text:span text:style-name="T3"/></text:p>
            <text:p text:style-name="P9"><text:span text:style-name="T3"/></text:p>
            <text:p text:style-name="P9"><text:span text:style-name="T3"/></text:p>
          </draw:image>
        </draw:frame>
        <draw:custom-shape draw:style-name="gr54" draw:text-style-name="P11" draw:layer="layout" svg:width="7.62cm" svg:height="1.3cm" svg:x="0cm" svg:y="0cm">
          <text:p/>
          <draw:enhanced-geometry svg:viewBox="0 0 21600 21600" draw:type="rectangle" draw:enhanced-path="M 0 0 L 21600 0 21600 21600 0 21600 0 0 Z N"/>
        </draw:custom-shape>
        <draw:frame draw:style-name="gr55" draw:text-style-name="P12" draw:layer="layout" svg:width="0.906cm" svg:height="0.762cm" svg:x="2.204cm" svg:y="0.038cm">
          <draw:image xlink:href="Pictures/100002010000002C00000025DE0DF22387FB2C48.png" xlink:type="simple" xlink:show="embed" xlink:actuate="onLoad">
            <text:p/>
          </draw:image>
        </draw:frame>
        <draw:frame draw:style-name="gr55" draw:text-style-name="P12" draw:layer="layout" svg:width="0.822cm" svg:height="0.675cm" svg:x="4.515cm" svg:y="0.061cm">
          <draw:image xlink:href="Pictures/100002010000002D00000025B24F7B04C7826711.png" xlink:type="simple" xlink:show="embed" xlink:actuate="onLoad">
            <text:p/>
          </draw:image>
        </draw:frame>
        <draw:frame draw:style-name="gr55" draw:text-style-name="P12" draw:layer="layout" svg:width="0.9cm" svg:height="0.6cm" svg:x="6.2cm" svg:y="0.064cm">
          <draw:image xlink:href="Pictures/100002010000002D0000001EBB80C0E7D18EC95B.png" xlink:type="simple" xlink:show="embed" xlink:actuate="onLoad">
            <text:p/>
          </draw:image>
        </draw:frame>
        <draw:frame draw:style-name="gr56" draw:text-style-name="P13" draw:layer="layout" svg:width="1.6cm" svg:height="0.721cm" svg:x="0cm" svg:y="0.57cm">
          <draw:text-box>
            <text:p><text:span text:style-name="T4">D</text:span><text:span text:style-name="T4">i</text:span><text:span text:style-name="T4">á</text:span><text:span text:style-name="T4">ri</text:span><text:span text:style-name="T4">o</text:span></text:p>
          </draw:text-box>
        </draw:frame>
        <draw:frame draw:style-name="gr57" draw:text-style-name="P14" draw:layer="layout" svg:width="3.3cm" svg:height="0.603cm" svg:x="1.2cm" svg:y="0.6cm">
          <draw:text-box>
            <text:p><text:span text:style-name="T5">T</text:span><text:span text:style-name="T5">a</text:span><text:span text:style-name="T5">b</text:span><text:span text:style-name="T5">el</text:span><text:span text:style-name="T5">a </text:span><text:span text:style-name="T5">d</text:span><text:span text:style-name="T5">e </text:span><text:span text:style-name="T5">A</text:span><text:span text:style-name="T5">li</text:span><text:span text:style-name="T5">m</text:span><text:span text:style-name="T5">e</text:span><text:span text:style-name="T5">n</text:span><text:span text:style-name="T5">t</text:span><text:span text:style-name="T5">o</text:span><text:span text:style-name="T5">s</text:span></text:p>
          </draw:text-box>
        </draw:frame>
        <draw:frame draw:style-name="gr58" draw:text-style-name="P14" draw:layer="layout" svg:width="1.9cm" svg:height="0.929cm" svg:x="4.1cm" svg:y="0.571cm">
          <draw:text-box>
            <text:p><text:span text:style-name="T5">R</text:span><text:span text:style-name="T5">e</text:span><text:span text:style-name="T5">f</text:span><text:span text:style-name="T5">ei</text:span><text:span text:style-name="T5">ç</text:span><text:span text:style-name="T5">õ</text:span><text:span text:style-name="T5">e</text:span><text:span text:style-name="T5">s</text:span></text:p>
          </draw:text-box>
        </draw:frame>
        <draw:frame draw:style-name="gr59" draw:text-style-name="P14" draw:layer="layout" svg:width="2.2cm" svg:height="1.029cm" svg:x="5.7cm" svg:y="0.572cm">
          <draw:text-box>
            <text:p><text:span text:style-name="T5">D</text:span><text:span text:style-name="T5">a</text:span><text:span text:style-name="T5">s</text:span><text:span text:style-name="T5">h</text:span><text:span text:style-name="T5">b</text:span><text:span text:style-name="T5">o</text:span><text:span text:style-name="T5">a</text:span><text:span text:style-name="T5">r</text:span><text:span text:style-name="T5">d</text:span></text:p>
          </draw:text-box>
        </draw:frame>
        <draw:frame draw:style-name="gr60" draw:text-style-name="P22" draw:layer="layout" svg:width="8.941cm" svg:height="1.191cm" svg:x="0.9cm" svg:y="1.368cm">
          <draw:text-box>
            <text:p><text:span text:style-name="T7">A</text:span><text:span text:style-name="T7">l</text:span><text:span text:style-name="T7">m</text:span><text:span text:style-name="T7">o</text:span><text:span text:style-name="T7">ç</text:span><text:span text:style-name="T7">o </text:span><text:span text:style-name="T7"><text:s text:c="3"/></text:span><text:span text:style-name="T7">S</text:span><text:span text:style-name="T7">e</text:span><text:span text:style-name="T7">g</text:span><text:span text:style-name="T7">, </text:span><text:span text:style-name="T7">1</text:span><text:span text:style-name="T7">1</text:span><text:span text:style-name="T7">:</text:span><text:span text:style-name="T7">3</text:span><text:span text:style-name="T7">0 </text:span><text:span text:style-name="T7"><text:s text:c="3"/></text:span><text:span text:style-name="T7">2</text:span><text:span text:style-name="T7">0</text:span><text:span text:style-name="T7">C</text:span><text:span text:style-name="T7">H</text:span><text:span text:style-name="T7">O</text:span><text:span text:style-name="T7"> <text:s text:c="2"/></text:span><text:span text:style-name="T7"><text:s text:c="2"/></text:span><text:span text:style-name="T7">2</text:span><text:span text:style-name="T7">U</text:span></text:p>
          </draw:text-box>
        </draw:frame>
        <draw:frame draw:style-name="gr55" draw:text-style-name="P12" draw:layer="layout" svg:width="0.283cm" svg:height="0.283cm" svg:x="0.2cm" svg:y="1.569cm">
          <draw:image xlink:href="Pictures/100001440000247900002479FB6C7A94A0D2C7B9.svg" xlink:type="simple" xlink:show="embed" xlink:actuate="onLoad">
            <text:p/>
          </draw:image>
          <draw:image xlink:href="Pictures/100002010000016100000161D66329D87B4879F0.png" xlink:type="simple" xlink:show="embed" xlink:actuate="onLoad"/>
        </draw:frame>
        <draw:frame draw:style-name="gr61" draw:text-style-name="P12" draw:layer="layout" svg:width="0.822cm" svg:height="0.675cm" svg:x="0.318cm" svg:y="1.4cm">
          <draw:image xlink:href="Pictures/100002010000002D00000025B24F7B04C7826711.png" xlink:type="simple" xlink:show="embed" xlink:actuate="onLoad">
            <text:p/>
          </draw:image>
        </draw:frame>
        <draw:g>
          <draw:custom-shape draw:style-name="gr62" draw:text-style-name="P24" draw:layer="layout" svg:width="7.3cm" svg:height="1cm" svg:x="0.1cm" svg:y="5.1cm">
            <text:p text:style-name="P1"><text:span text:style-name="T8">Arroz Branco <text:s text:c="13"/>2 colheres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62" draw:text-style-name="P24" draw:layer="layout" svg:width="7.3cm" svg:height="1cm" svg:x="0.136cm" svg:y="6.536cm">
            <text:p text:style-name="P1"><text:span text:style-name="T8">Arroz Branco <text:s text:c="13"/>2 colheres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63" draw:text-style-name="P25" draw:layer="layout" svg:width="6.3cm" svg:height="0.7cm" svg:x="0.3cm" svg:y="4.3cm">
            <text:p text:style-name="P1"><text:span text:style-name="T6">Feijão</text:span></text:p>
            <text:p text:style-name="P1"><text:span text:style-name="T6"/></text:p>
            <text:p text:style-name="P1"><text:span text:style-name="T6"/></text:p>
            <draw:enhanced-geometry svg:viewBox="0 0 21600 21600" draw:type="rectangle" draw:enhanced-path="M 0 0 L 21600 0 21600 21600 0 21600 0 0 Z N"/>
          </draw:custom-shape>
          <draw:custom-shape draw:style-name="gr64" draw:text-style-name="P27" draw:layer="layout" svg:width="6.3cm" svg:height="2.5cm" svg:x="0.3cm" svg:y="5cm">
            <text:p text:style-name="P26"><text:span text:style-name="T6">Feijão Vermelho</text:span></text:p>
            <text:p text:style-name="P26"><text:span text:style-name="T6">Feijão Carioquinha</text:span></text:p>
            <text:p text:style-name="P26"><text:span text:style-name="T6"/></text:p>
            <text:p text:style-name="P1"><text:span text:style-name="T6">Adicionar...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62" draw:text-style-name="P23" draw:layer="layout" svg:width="7.3cm" svg:height="1cm" svg:x="0.172cm" svg:y="5.972cm">
            <text:p text:style-name="P1"><text:span text:style-name="T6">Arroz Branco <text:s text:c="5"/>2 colheres <text:s text:c="5"/>4CHO</text:span></text:p>
            <draw:enhanced-geometry svg:viewBox="0 0 21600 21600" draw:type="rectangle" draw:enhanced-path="M 0 0 L 21600 0 21600 21600 0 21600 0 0 Z N"/>
          </draw:custom-shape>
        </draw:g>
        <draw:frame draw:style-name="gr55" draw:text-style-name="P12" draw:layer="layout" svg:width="0.822cm" svg:height="0.675cm" svg:x="6.7cm" svg:y="4.325cm">
          <draw:image xlink:href="Pictures/100002010000002D00000025B24F7B04C7826711.png" xlink:type="simple" xlink:show="embed" xlink:actuate="onLoad">
            <text:p/>
          </draw:image>
        </draw:frame>
        <draw:custom-shape draw:style-name="gr65" draw:text-style-name="P30" draw:layer="layout" svg:width="7.62cm" svg:height="4.3cm" svg:x="0cm" svg:y="3.5cm">
          <text:p text:style-name="P29"><text:span text:style-name="T1">Alimento</text:span></text:p>
          <draw:enhanced-geometry svg:viewBox="0 0 21600 21600" draw:type="rectangle" draw:enhanced-path="M 0 0 L 21600 0 21600 21600 0 21600 0 0 Z N"/>
        </draw:custom-shape>
        <draw:g>
          <draw:custom-shape draw:style-name="gr66" draw:text-style-name="P25" draw:layer="layout" svg:width="6.9cm" svg:height="0.7cm" svg:x="0.3cm" svg:y="4.4cm">
            <text:p text:style-name="P1"><text:span text:style-name="T6"/></text:p>
            <text:p text:style-name="P1"><text:span text:style-name="T6"/></text:p>
            <text:p text:style-name="P1"><text:span text:style-name="T6"/></text:p>
            <draw:enhanced-geometry svg:viewBox="0 0 21600 21600" draw:type="rectangle" draw:enhanced-path="M 0 0 L 21600 0 21600 21600 0 21600 0 0 Z N"/>
          </draw:custom-shape>
        </draw:g>
        <draw:frame draw:style-name="gr67" draw:text-style-name="P31" draw:layer="layout" svg:width="2.7cm" svg:height="0.721cm" svg:x="0.1cm" svg:y="5.5cm">
          <draw:text-box>
            <text:p><text:span text:style-name="T6">Q</text:span><text:span text:style-name="T6">u</text:span><text:span text:style-name="T6">a</text:span><text:span text:style-name="T6">n</text:span><text:span text:style-name="T6">ti</text:span><text:span text:style-name="T6">d</text:span><text:span text:style-name="T6">a</text:span><text:span text:style-name="T6">d</text:span><text:span text:style-name="T6">e</text:span><text:span text:style-name="T6">:</text:span></text:p>
          </draw:text-box>
        </draw:frame>
        <draw:custom-shape draw:style-name="gr68" draw:text-style-name="P32" draw:layer="layout" svg:width="1.2cm" svg:height="0.6cm" svg:x="1.3cm" svg:y="7cm">
          <text:p text:style-name="P12"><text:span text:style-name="T6">OK</text:span></text:p>
          <draw:enhanced-geometry svg:viewBox="0 0 21600 21600" draw:type="rectangle" draw:enhanced-path="M 0 0 L 21600 0 21600 21600 0 21600 0 0 Z N"/>
        </draw:custom-shape>
        <draw:custom-shape draw:style-name="gr69" draw:text-style-name="P32" draw:layer="layout" svg:width="1.7cm" svg:height="0.6cm" svg:x="4.7cm" svg:y="7cm">
          <text:p text:style-name="P12"><text:span text:style-name="T6">Cancelar</text:span></text:p>
          <draw:enhanced-geometry svg:viewBox="0 0 21600 21600" draw:type="rectangle" draw:enhanced-path="M 0 0 L 21600 0 21600 21600 0 21600 0 0 Z N"/>
        </draw:custom-shape>
        <draw:g>
          <draw:custom-shape draw:style-name="gr70" draw:text-style-name="P25" draw:layer="layout" svg:width="6.9cm" svg:height="0.7cm" svg:x="0.3cm" svg:y="4.3cm">
            <text:p text:style-name="P1"><text:span text:style-name="T6">Feijão</text:span></text:p>
            <text:p text:style-name="P1"><text:span text:style-name="T6"/></text:p>
            <text:p text:style-name="P1"><text:span text:style-name="T6"/></text:p>
            <draw:enhanced-geometry svg:viewBox="0 0 21600 21600" draw:type="rectangle" draw:enhanced-path="M 0 0 L 21600 0 21600 21600 0 21600 0 0 Z N"/>
          </draw:custom-shape>
          <draw:custom-shape draw:style-name="gr71" draw:text-style-name="P27" draw:layer="layout" svg:width="6.9cm" svg:height="2.5cm" svg:x="0.3cm" svg:y="5cm">
            <text:p text:style-name="P26"><text:span text:style-name="T6">Feijão Vermelho</text:span></text:p>
            <text:p text:style-name="P26"><text:span text:style-name="T6">Feijão Carioquinha</text:span></text:p>
            <text:p text:style-name="P26"><text:span text:style-name="T6"/></text:p>
            <text:p text:style-name="P1"><text:span text:style-name="T6">Novo...</text:span></text:p>
            <draw:enhanced-geometry svg:viewBox="0 0 21600 21600" draw:type="rectangle" draw:enhanced-path="M 0 0 L 21600 0 21600 21600 0 21600 0 0 Z N"/>
          </draw:custom-shape>
        </draw:g>
      </draw:page>
      <draw:page draw:name="page5" draw:style-name="dp1" draw:master-page-name="Padrão">
        <draw:frame draw:style-name="gr72" draw:text-style-name="P21" draw:layer="layout" svg:width="1.2cm" svg:height="0.866cm" svg:x="0.1cm" svg:y="0.034cm">
          <draw:image xlink:href="Pictures/100002010000003600000027FD5A6A86C971DF34.png" xlink:type="simple" xlink:show="embed" xlink:actuate="onLoad">
            <text:p text:style-name="P9"><text:span text:style-name="T3"/></text:p>
            <text:p text:style-name="P9"><text:span text:style-name="T3"/></text:p>
            <text:p text:style-name="P9"><text:span text:style-name="T3"/></text:p>
          </draw:image>
        </draw:frame>
        <draw:custom-shape draw:style-name="gr73" draw:text-style-name="P11" draw:layer="layout" svg:width="7.62cm" svg:height="1.3cm" svg:x="0cm" svg:y="0cm">
          <text:p/>
          <draw:enhanced-geometry svg:viewBox="0 0 21600 21600" draw:type="rectangle" draw:enhanced-path="M 0 0 L 21600 0 21600 21600 0 21600 0 0 Z N"/>
        </draw:custom-shape>
        <draw:frame draw:style-name="gr74" draw:text-style-name="P12" draw:layer="layout" svg:width="0.906cm" svg:height="0.762cm" svg:x="2.204cm" svg:y="0.038cm">
          <draw:image xlink:href="Pictures/100002010000002C00000025DE0DF22387FB2C48.png" xlink:type="simple" xlink:show="embed" xlink:actuate="onLoad">
            <text:p/>
          </draw:image>
        </draw:frame>
        <draw:frame draw:style-name="gr74" draw:text-style-name="P12" draw:layer="layout" svg:width="0.822cm" svg:height="0.675cm" svg:x="4.515cm" svg:y="0.061cm">
          <draw:image xlink:href="Pictures/100002010000002D00000025B24F7B04C7826711.png" xlink:type="simple" xlink:show="embed" xlink:actuate="onLoad">
            <text:p/>
          </draw:image>
        </draw:frame>
        <draw:frame draw:style-name="gr74" draw:text-style-name="P12" draw:layer="layout" svg:width="0.9cm" svg:height="0.6cm" svg:x="6.2cm" svg:y="0.064cm">
          <draw:image xlink:href="Pictures/100002010000002D0000001EBB80C0E7D18EC95B.png" xlink:type="simple" xlink:show="embed" xlink:actuate="onLoad">
            <text:p/>
          </draw:image>
        </draw:frame>
        <draw:frame draw:style-name="gr75" draw:text-style-name="P13" draw:layer="layout" svg:width="1.6cm" svg:height="0.721cm" svg:x="0cm" svg:y="0.57cm">
          <draw:text-box>
            <text:p><text:span text:style-name="T4">D</text:span><text:span text:style-name="T4">i</text:span><text:span text:style-name="T4">á</text:span><text:span text:style-name="T4">ri</text:span><text:span text:style-name="T4">o</text:span></text:p>
          </draw:text-box>
        </draw:frame>
        <draw:frame draw:style-name="gr76" draw:text-style-name="P14" draw:layer="layout" svg:width="3.3cm" svg:height="0.603cm" svg:x="1.2cm" svg:y="0.6cm">
          <draw:text-box>
            <text:p><text:span text:style-name="T5">T</text:span><text:span text:style-name="T5">a</text:span><text:span text:style-name="T5">b</text:span><text:span text:style-name="T5">el</text:span><text:span text:style-name="T5">a </text:span><text:span text:style-name="T5">d</text:span><text:span text:style-name="T5">e </text:span><text:span text:style-name="T5">A</text:span><text:span text:style-name="T5">li</text:span><text:span text:style-name="T5">m</text:span><text:span text:style-name="T5">e</text:span><text:span text:style-name="T5">n</text:span><text:span text:style-name="T5">t</text:span><text:span text:style-name="T5">o</text:span><text:span text:style-name="T5">s</text:span></text:p>
          </draw:text-box>
        </draw:frame>
        <draw:frame draw:style-name="gr77" draw:text-style-name="P14" draw:layer="layout" svg:width="1.9cm" svg:height="0.929cm" svg:x="4.1cm" svg:y="0.571cm">
          <draw:text-box>
            <text:p><text:span text:style-name="T5">R</text:span><text:span text:style-name="T5">e</text:span><text:span text:style-name="T5">f</text:span><text:span text:style-name="T5">ei</text:span><text:span text:style-name="T5">ç</text:span><text:span text:style-name="T5">õ</text:span><text:span text:style-name="T5">e</text:span><text:span text:style-name="T5">s</text:span></text:p>
          </draw:text-box>
        </draw:frame>
        <draw:frame draw:style-name="gr78" draw:text-style-name="P14" draw:layer="layout" svg:width="2.2cm" svg:height="1.029cm" svg:x="5.7cm" svg:y="0.572cm">
          <draw:text-box>
            <text:p><text:span text:style-name="T5">D</text:span><text:span text:style-name="T5">a</text:span><text:span text:style-name="T5">s</text:span><text:span text:style-name="T5">h</text:span><text:span text:style-name="T5">b</text:span><text:span text:style-name="T5">o</text:span><text:span text:style-name="T5">a</text:span><text:span text:style-name="T5">r</text:span><text:span text:style-name="T5">d</text:span></text:p>
          </draw:text-box>
        </draw:frame>
        <draw:frame draw:style-name="gr79" draw:text-style-name="P22" draw:layer="layout" svg:width="8.941cm" svg:height="1.191cm" svg:x="0.9cm" svg:y="1.368cm">
          <draw:text-box>
            <text:p><text:span text:style-name="T7">A</text:span><text:span text:style-name="T7">l</text:span><text:span text:style-name="T7">m</text:span><text:span text:style-name="T7">o</text:span><text:span text:style-name="T7">ç</text:span><text:span text:style-name="T7">o </text:span><text:span text:style-name="T7"><text:s text:c="3"/></text:span><text:span text:style-name="T7">S</text:span><text:span text:style-name="T7">e</text:span><text:span text:style-name="T7">g</text:span><text:span text:style-name="T7">, </text:span><text:span text:style-name="T7">1</text:span><text:span text:style-name="T7">1</text:span><text:span text:style-name="T7">:</text:span><text:span text:style-name="T7">3</text:span><text:span text:style-name="T7">0 </text:span><text:span text:style-name="T7"><text:s text:c="3"/></text:span><text:span text:style-name="T7">2</text:span><text:span text:style-name="T7">0</text:span><text:span text:style-name="T7">C</text:span><text:span text:style-name="T7">H</text:span><text:span text:style-name="T7">O</text:span><text:span text:style-name="T7"> <text:s text:c="2"/></text:span><text:span text:style-name="T7"><text:s text:c="2"/></text:span><text:span text:style-name="T7">2</text:span><text:span text:style-name="T7">U</text:span></text:p>
          </draw:text-box>
        </draw:frame>
        <draw:frame draw:style-name="gr74" draw:text-style-name="P12" draw:layer="layout" svg:width="0.283cm" svg:height="0.283cm" svg:x="0.2cm" svg:y="1.569cm">
          <draw:image xlink:href="Pictures/100001440000247900002479FB6C7A94A0D2C7B9.svg" xlink:type="simple" xlink:show="embed" xlink:actuate="onLoad">
            <text:p/>
          </draw:image>
          <draw:image xlink:href="Pictures/100002010000016100000161D66329D87B4879F0.png" xlink:type="simple" xlink:show="embed" xlink:actuate="onLoad"/>
        </draw:frame>
        <draw:frame draw:style-name="gr80" draw:text-style-name="P12" draw:layer="layout" svg:width="0.822cm" svg:height="0.675cm" svg:x="0.318cm" svg:y="1.4cm">
          <draw:image xlink:href="Pictures/100002010000002D00000025B24F7B04C7826711.png" xlink:type="simple" xlink:show="embed" xlink:actuate="onLoad">
            <text:p/>
          </draw:image>
        </draw:frame>
        <draw:g>
          <draw:custom-shape draw:style-name="gr81" draw:text-style-name="P24" draw:layer="layout" svg:width="7.3cm" svg:height="1cm" svg:x="0.1cm" svg:y="5.8cm">
            <text:p text:style-name="P1"><text:span text:style-name="T8">Arroz Branco <text:s text:c="13"/>2 colheres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81" draw:text-style-name="P24" draw:layer="layout" svg:width="7.3cm" svg:height="1cm" svg:x="0.136cm" svg:y="6.536cm">
            <text:p text:style-name="P1"><text:span text:style-name="T8">Arroz Branco <text:s text:c="13"/>2 colheres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82" draw:text-style-name="P25" draw:layer="layout" svg:width="6.3cm" svg:height="0.7cm" svg:x="0.3cm" svg:y="4.3cm">
            <text:p text:style-name="P1"><text:span text:style-name="T6">Feijão</text:span></text:p>
            <text:p text:style-name="P1"><text:span text:style-name="T6"/></text:p>
            <text:p text:style-name="P1"><text:span text:style-name="T6"/></text:p>
            <draw:enhanced-geometry svg:viewBox="0 0 21600 21600" draw:type="rectangle" draw:enhanced-path="M 0 0 L 21600 0 21600 21600 0 21600 0 0 Z N"/>
          </draw:custom-shape>
          <draw:custom-shape draw:style-name="gr83" draw:text-style-name="P27" draw:layer="layout" svg:width="6.3cm" svg:height="2.5cm" svg:x="0.3cm" svg:y="5cm">
            <text:p text:style-name="P26"><text:span text:style-name="T6">Feijão Vermelho</text:span></text:p>
            <text:p text:style-name="P26"><text:span text:style-name="T6">Feijão Carioquinha</text:span></text:p>
            <text:p text:style-name="P26"><text:span text:style-name="T6"/></text:p>
            <text:p text:style-name="P1"><text:span text:style-name="T6">Adicionar...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81" draw:text-style-name="P23" draw:layer="layout" svg:width="7.3cm" svg:height="1cm" svg:x="0.172cm" svg:y="5.972cm">
            <text:p text:style-name="P1"><text:span text:style-name="T6">Arroz Branco <text:s text:c="5"/>2 colheres <text:s text:c="5"/>4CHO</text:span></text:p>
            <draw:enhanced-geometry svg:viewBox="0 0 21600 21600" draw:type="rectangle" draw:enhanced-path="M 0 0 L 21600 0 21600 21600 0 21600 0 0 Z N"/>
          </draw:custom-shape>
        </draw:g>
        <draw:frame draw:style-name="gr74" draw:text-style-name="P12" draw:layer="layout" svg:width="0.822cm" svg:height="0.675cm" svg:x="6.7cm" svg:y="4.325cm">
          <draw:image xlink:href="Pictures/100002010000002D00000025B24F7B04C7826711.png" xlink:type="simple" xlink:show="embed" xlink:actuate="onLoad">
            <text:p/>
          </draw:image>
        </draw:frame>
        <draw:custom-shape draw:style-name="gr47" draw:text-style-name="P28" draw:layer="layout" svg:width="7.62cm" svg:height="10.83cm" svg:x="0cm" svg:y="0cm">
          <text:p/>
          <draw:enhanced-geometry svg:viewBox="0 0 21600 21600" draw:type="rectangle" draw:enhanced-path="M 0 0 L 21600 0 21600 21600 0 21600 0 0 Z N"/>
        </draw:custom-shape>
        <draw:custom-shape draw:style-name="gr84" draw:text-style-name="P30" draw:layer="layout" svg:width="7.62cm" svg:height="4.3cm" svg:x="0cm" svg:y="3.5cm">
          <text:p text:style-name="P29"><text:span text:style-name="T1">Salvar Refeição</text:span></text:p>
          <draw:enhanced-geometry svg:viewBox="0 0 21600 21600" draw:type="rectangle" draw:enhanced-path="M 0 0 L 21600 0 21600 21600 0 21600 0 0 Z N"/>
        </draw:custom-shape>
        <draw:custom-shape draw:style-name="gr85" draw:text-style-name="P32" draw:layer="layout" svg:width="1.2cm" svg:height="0.6cm" svg:x="1.3cm" svg:y="7cm">
          <text:p text:style-name="P12"><text:span text:style-name="T6">OK</text:span></text:p>
          <draw:enhanced-geometry svg:viewBox="0 0 21600 21600" draw:type="rectangle" draw:enhanced-path="M 0 0 L 21600 0 21600 21600 0 21600 0 0 Z N"/>
        </draw:custom-shape>
        <draw:custom-shape draw:style-name="gr86" draw:text-style-name="P32" draw:layer="layout" svg:width="1.7cm" svg:height="0.6cm" svg:x="4.7cm" svg:y="7cm">
          <text:p text:style-name="P12"><text:span text:style-name="T6">Cancelar</text:span></text:p>
          <draw:enhanced-geometry svg:viewBox="0 0 21600 21600" draw:type="rectangle" draw:enhanced-path="M 0 0 L 21600 0 21600 21600 0 21600 0 0 Z N"/>
        </draw:custom-shape>
        <draw:g>
          <draw:custom-shape draw:style-name="gr87" draw:text-style-name="P11" draw:layer="layout" svg:width="0.3cm" svg:height="0.3cm" svg:x="0.6cm" svg:y="5.5cm">
            <text:p/>
            <draw:enhanced-geometry svg:viewBox="0 0 21600 21600" draw:type="rectangle" draw:enhanced-path="M 0 0 L 21600 0 21600 21600 0 21600 0 0 Z N"/>
          </draw:custom-shape>
          <draw:frame draw:style-name="gr88" draw:text-style-name="P31" draw:layer="layout" svg:width="2.4cm" svg:height="0.721cm" svg:x="0.8cm" svg:y="5.279cm">
            <draw:text-box>
              <text:p text:style-name="P33"><text:span text:style-name="T6">C</text:span><text:span text:style-name="T6">a</text:span><text:span text:style-name="T6">f</text:span><text:span text:style-name="T6">é</text:span></text:p>
            </draw:text-box>
          </draw:frame>
        </draw:g>
        <draw:g>
          <draw:custom-shape draw:style-name="gr87" draw:text-style-name="P11" draw:layer="layout" svg:width="0.3cm" svg:height="0.3cm" svg:x="0.6cm" svg:y="6.3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0" draw:text-style-name="P31" draw:layer="layout" svg:width="2.3cm" svg:height="0.721cm" svg:x="0.9cm" svg:y="6.08cm">
            <draw:text-box>
              <text:p text:style-name="P33"><text:span text:style-name="T6">C</text:span><text:span text:style-name="T6">o</text:span><text:span text:style-name="T6">l</text:span><text:span text:style-name="T6">a</text:span><text:span text:style-name="T6">ç</text:span><text:span text:style-name="T6">a</text:span><text:span text:style-name="T6">o</text:span></text:p>
            </draw:text-box>
          </draw:frame>
        </draw:g>
        <draw:g>
          <draw:custom-shape draw:style-name="gr89" draw:text-style-name="P12" draw:layer="layout" svg:width="0.3cm" svg:height="0.3cm" svg:x="2.9cm" svg:y="5.501cm">
            <text:p/>
            <draw:enhanced-geometry svg:viewBox="0 0 21600 21600" draw:type="rectangle" draw:enhanced-path="M 0 0 L 21600 0 21600 21600 0 21600 0 0 Z N"/>
          </draw:custom-shape>
          <draw:frame draw:style-name="gr88" draw:text-style-name="P31" draw:layer="layout" svg:width="2.4cm" svg:height="0.721cm" svg:x="3.1cm" svg:y="5.28cm">
            <draw:text-box>
              <text:p text:style-name="P33"><text:span text:style-name="T6">A</text:span><text:span text:style-name="T6">l</text:span><text:span text:style-name="T6">m</text:span><text:span text:style-name="T6">o</text:span><text:span text:style-name="T6">ç</text:span><text:span text:style-name="T6">o</text:span></text:p>
            </draw:text-box>
          </draw:frame>
        </draw:g>
        <draw:g>
          <draw:custom-shape draw:style-name="gr89" draw:text-style-name="P12" draw:layer="layout" svg:width="0.288cm" svg:height="0.3cm" svg:x="2.9cm" svg:y="6.301cm">
            <text:p/>
            <draw:enhanced-geometry svg:viewBox="0 0 21600 21600" draw:type="rectangle" draw:enhanced-path="M 0 0 L 21600 0 21600 21600 0 21600 0 0 Z N"/>
          </draw:custom-shape>
          <draw:frame draw:style-name="gr50" draw:text-style-name="P31" draw:layer="layout" svg:width="2.308cm" svg:height="0.721cm" svg:x="3.092cm" svg:y="6.08cm">
            <draw:text-box>
              <text:p text:style-name="P33"><text:span text:style-name="T6">J</text:span><text:span text:style-name="T6">a</text:span><text:span text:style-name="T6">n</text:span><text:span text:style-name="T6">t</text:span><text:span text:style-name="T6">a</text:span><text:span text:style-name="T6">r</text:span></text:p>
            </draw:text-box>
          </draw:frame>
        </draw:g>
        <draw:g>
          <draw:custom-shape draw:style-name="gr87" draw:text-style-name="P11" draw:layer="layout" svg:width="0.3cm" svg:height="0.3cm" svg:x="5cm" svg:y="5.5cm">
            <text:p/>
            <draw:enhanced-geometry svg:viewBox="0 0 21600 21600" draw:type="rectangle" draw:enhanced-path="M 0 0 L 21600 0 21600 21600 0 21600 0 0 Z N"/>
          </draw:custom-shape>
          <draw:frame draw:style-name="gr88" draw:text-style-name="P31" draw:layer="layout" svg:width="2.4cm" svg:height="0.721cm" svg:x="5.2cm" svg:y="5.279cm">
            <draw:text-box>
              <text:p text:style-name="P33"><text:span text:style-name="T6">L</text:span><text:span text:style-name="T6">a</text:span><text:span text:style-name="T6">n</text:span><text:span text:style-name="T6">c</text:span><text:span text:style-name="T6">h</text:span><text:span text:style-name="T6">e</text:span></text:p>
            </draw:text-box>
          </draw:frame>
        </draw:g>
        <draw:g>
          <draw:custom-shape draw:style-name="gr87" draw:text-style-name="P11" draw:layer="layout" svg:width="0.3cm" svg:height="0.3cm" svg:x="5cm" svg:y="6.301cm">
            <text:p/>
            <draw:enhanced-geometry svg:viewBox="0 0 21600 21600" draw:type="rectangle" draw:enhanced-path="M 0 0 L 21600 0 21600 21600 0 21600 0 0 Z N"/>
          </draw:custom-shape>
          <draw:frame draw:style-name="gr88" draw:text-style-name="P31" draw:layer="layout" svg:width="2.4cm" svg:height="0.721cm" svg:x="5.2cm" svg:y="6.08cm">
            <draw:text-box>
              <text:p text:style-name="P33"><text:span text:style-name="T6">C</text:span><text:span text:style-name="T6">e</text:span><text:span text:style-name="T6">i</text:span><text:span text:style-name="T6">a</text:span></text:p>
            </draw:text-box>
          </draw:frame>
        </draw:g>
        <draw:g>
          <draw:custom-shape draw:style-name="gr49" draw:text-style-name="P25" draw:layer="layout" svg:width="6.9cm" svg:height="0.7cm" svg:x="0.3cm" svg:y="4.4cm">
            <text:p text:style-name="P1"><text:span text:style-name="T6">Arroz com Feijão e Carne</text:span></text:p>
            <text:p text:style-name="P1"><text:span text:style-name="T6"/></text:p>
            <text:p text:style-name="P1"><text:span text:style-name="T6"/></text:p>
            <draw:enhanced-geometry svg:viewBox="0 0 21600 21600" draw:type="rectangle" draw:enhanced-path="M 0 0 L 21600 0 21600 21600 0 21600 0 0 Z N"/>
          </draw:custom-shape>
        </draw:g>
        <draw:custom-shape draw:style-name="gr90" draw:text-style-name="P32" draw:layer="layout" svg:width="5.9cm" svg:height="2.8cm" svg:x="7.4cm" svg:y="5.1cm">
          <text:p text:style-name="P12"><text:span text:style-name="T6">S</text:span><text:span text:style-name="T6">u</text:span><text:span text:style-name="T6">g</text:span><text:span text:style-name="T6">er</text:span><text:span text:style-name="T6">ir </text:span><text:span text:style-name="T6">d</text:span><text:span text:style-name="T6">e</text:span><text:span text:style-name="T6">s</text:span><text:span text:style-name="T6">cr</text:span><text:span text:style-name="T6">iç</text:span><text:span text:style-name="T6">ã</text:span><text:span text:style-name="T6">o </text:span><text:span text:style-name="T6">b</text:span><text:span text:style-name="T6">a</text:span><text:span text:style-name="T6">s</text:span><text:span text:style-name="T6">e</text:span><text:span text:style-name="T6">a</text:span><text:span text:style-name="T6">d</text:span><text:span text:style-name="T6">o </text:span></text:p>
          <text:p text:style-name="P12"><text:span text:style-name="T6">n</text:span><text:span text:style-name="T6">o</text:span><text:span text:style-name="T6">s </text:span><text:span text:style-name="T6">n</text:span><text:span text:style-name="T6">o</text:span><text:span text:style-name="T6">m</text:span><text:span text:style-name="T6">e</text:span><text:span text:style-name="T6">s</text:span></text:p>
          <draw:enhanced-geometry svg:viewBox="0 0 21600 21600" draw:text-areas="800 800 20800 20800" draw:type="round-rectangular-callout" draw:modifiers="-223.284189120488 -2575.6515530167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6" draw:style-name="dp1" draw:master-page-name="Padrão">
        <draw:frame draw:style-name="gr91" draw:text-style-name="P21" draw:layer="layout" svg:width="1.2cm" svg:height="0.866cm" svg:x="0.1cm" svg:y="0.034cm">
          <draw:image xlink:href="Pictures/100002010000003600000027FD5A6A86C971DF34.png" xlink:type="simple" xlink:show="embed" xlink:actuate="onLoad">
            <text:p text:style-name="P9"><text:span text:style-name="T3"/></text:p>
            <text:p text:style-name="P9"><text:span text:style-name="T3"/></text:p>
            <text:p text:style-name="P9"><text:span text:style-name="T3"/></text:p>
          </draw:image>
        </draw:frame>
        <draw:custom-shape draw:style-name="gr92" draw:text-style-name="P11" draw:layer="layout" svg:width="7.62cm" svg:height="1.3cm" svg:x="0cm" svg:y="0cm">
          <text:p/>
          <draw:enhanced-geometry svg:viewBox="0 0 21600 21600" draw:type="rectangle" draw:enhanced-path="M 0 0 L 21600 0 21600 21600 0 21600 0 0 Z N"/>
        </draw:custom-shape>
        <draw:frame draw:style-name="gr93" draw:text-style-name="P12" draw:layer="layout" svg:width="0.906cm" svg:height="0.762cm" svg:x="2.204cm" svg:y="0.038cm">
          <draw:image xlink:href="Pictures/100002010000002C00000025DE0DF22387FB2C48.png" xlink:type="simple" xlink:show="embed" xlink:actuate="onLoad">
            <text:p/>
          </draw:image>
        </draw:frame>
        <draw:frame draw:style-name="gr93" draw:text-style-name="P12" draw:layer="layout" svg:width="0.822cm" svg:height="0.675cm" svg:x="4.515cm" svg:y="0.061cm">
          <draw:image xlink:href="Pictures/100002010000002D00000025B24F7B04C7826711.png" xlink:type="simple" xlink:show="embed" xlink:actuate="onLoad">
            <text:p/>
          </draw:image>
        </draw:frame>
        <draw:frame draw:style-name="gr93" draw:text-style-name="P12" draw:layer="layout" svg:width="0.9cm" svg:height="0.6cm" svg:x="6.2cm" svg:y="0.064cm">
          <draw:image xlink:href="Pictures/100002010000002D0000001EBB80C0E7D18EC95B.png" xlink:type="simple" xlink:show="embed" xlink:actuate="onLoad">
            <text:p/>
          </draw:image>
        </draw:frame>
        <draw:frame draw:style-name="gr94" draw:text-style-name="P13" draw:layer="layout" svg:width="1.6cm" svg:height="0.721cm" svg:x="0cm" svg:y="0.57cm">
          <draw:text-box>
            <text:p><text:span text:style-name="T4">Diário</text:span></text:p>
          </draw:text-box>
        </draw:frame>
        <draw:frame draw:style-name="gr95" draw:text-style-name="P14" draw:layer="layout" svg:width="3.3cm" svg:height="0.603cm" svg:x="1.2cm" svg:y="0.6cm">
          <draw:text-box>
            <text:p><text:span text:style-name="T5">Tabel</text:span><text:span text:style-name="T5">a de </text:span><text:span text:style-name="T5">Alim</text:span><text:span text:style-name="T5">entos</text:span></text:p>
          </draw:text-box>
        </draw:frame>
        <draw:frame draw:style-name="gr96" draw:text-style-name="P14" draw:layer="layout" svg:width="1.9cm" svg:height="0.929cm" svg:x="4.1cm" svg:y="0.571cm">
          <draw:text-box>
            <text:p><text:span text:style-name="T5">R</text:span><text:span text:style-name="T5">e</text:span><text:span text:style-name="T5">f</text:span><text:span text:style-name="T5">e</text:span><text:span text:style-name="T5">i</text:span><text:span text:style-name="T5">ç</text:span><text:span text:style-name="T5">õ</text:span><text:span text:style-name="T5">e</text:span><text:span text:style-name="T5">s</text:span></text:p>
          </draw:text-box>
        </draw:frame>
        <draw:frame draw:style-name="gr97" draw:text-style-name="P14" draw:layer="layout" svg:width="2.2cm" svg:height="1.029cm" svg:x="5.7cm" svg:y="0.572cm">
          <draw:text-box>
            <text:p><text:span text:style-name="T5">Dashboard</text:span></text:p>
          </draw:text-box>
        </draw:frame>
        <draw:frame draw:style-name="gr98" draw:text-style-name="P22" draw:layer="layout" svg:width="8.941cm" svg:height="1.191cm" svg:x="0.9cm" svg:y="1.368cm">
          <draw:text-box>
            <text:p><text:span text:style-name="T7">Almoço <text:s text:c="3"/>Seg, 11:30 <text:s text:c="3"/>20CHO <text:s text:c="4"/></text:span><text:span text:style-name="T7">2U</text:span></text:p>
          </draw:text-box>
        </draw:frame>
        <draw:frame draw:style-name="gr93" draw:text-style-name="P12" draw:layer="layout" svg:width="0.283cm" svg:height="0.283cm" svg:x="0.2cm" svg:y="1.569cm">
          <draw:image xlink:href="Pictures/100001440000247900002479FB6C7A94A0D2C7B9.svg" xlink:type="simple" xlink:show="embed" xlink:actuate="onLoad">
            <text:p/>
          </draw:image>
          <draw:image xlink:href="Pictures/100002010000016100000161D66329D87B4879F0.png" xlink:type="simple" xlink:show="embed" xlink:actuate="onLoad"/>
        </draw:frame>
        <draw:frame draw:style-name="gr99" draw:text-style-name="P12" draw:layer="layout" svg:width="0.822cm" svg:height="0.675cm" svg:x="0.318cm" svg:y="1.4cm">
          <draw:image xlink:href="Pictures/100002010000002D00000025B24F7B04C7826711.png" xlink:type="simple" xlink:show="embed" xlink:actuate="onLoad">
            <text:p/>
          </draw:image>
        </draw:frame>
        <draw:custom-shape draw:style-name="gr47" draw:text-style-name="P28" draw:layer="layout" svg:width="7.62cm" svg:height="10.83cm" svg:x="0cm" svg:y="0cm">
          <text:p/>
          <draw:enhanced-geometry svg:viewBox="0 0 21600 21600" draw:type="rectangle" draw:enhanced-path="M 0 0 L 21600 0 21600 21600 0 21600 0 0 Z N"/>
        </draw:custom-shape>
        <draw:g>
          <draw:g>
            <draw:custom-shape draw:style-name="gr100" draw:text-style-name="P25" draw:layer="layout" svg:width="6.3cm" svg:height="0.7cm" svg:x="0.3cm" svg:y="2.9cm">
              <text:p text:style-name="P1"><text:span text:style-name="T6">Feijão</text:span></text:p>
              <text:p text:style-name="P1"><text:span text:style-name="T6"/></text:p>
              <text:p text:style-name="P1"><text:span text:style-name="T6"/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01" draw:text-style-name="P27" draw:layer="layout" svg:width="6.3cm" svg:height="2.5cm" svg:x="0.3cm" svg:y="3.6cm">
              <text:p text:style-name="P26"><text:span text:style-name="T6">Feij</text:span><text:span text:style-name="T6">ão </text:span><text:span text:style-name="T6">Ver</text:span><text:span text:style-name="T6">mel</text:span><text:span text:style-name="T6">ho</text:span></text:p>
              <text:p text:style-name="P26"><text:span text:style-name="T6">Feij</text:span><text:span text:style-name="T6">ão </text:span><text:span text:style-name="T6">Car</text:span><text:span text:style-name="T6">ioq</text:span><text:span text:style-name="T6">uin</text:span><text:span text:style-name="T6">ha</text:span></text:p>
              <text:p text:style-name="P26"><text:span text:style-name="T6"/></text:p>
              <text:p text:style-name="P1"><text:span text:style-name="T6">Adi</text:span><text:span text:style-name="T6">cio</text:span><text:span text:style-name="T6">nar.</text:span><text:span text:style-name="T6">..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frame draw:style-name="gr93" draw:text-style-name="P12" draw:layer="layout" svg:width="0.822cm" svg:height="0.675cm" svg:x="6.7cm" svg:y="2.925cm">
            <draw:image xlink:href="Pictures/100002010000002D00000025B24F7B04C7826711.png" xlink:type="simple" xlink:show="embed" xlink:actuate="onLoad">
              <text:p/>
            </draw:image>
          </draw:frame>
          <draw:custom-shape draw:style-name="gr102" draw:text-style-name="P30" draw:layer="layout" svg:width="7.62cm" svg:height="7.4cm" svg:x="0cm" svg:y="2.1cm">
            <text:p text:style-name="P29"><text:span text:style-name="T1">Carregar Refeição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3" draw:text-style-name="P32" draw:layer="layout" svg:width="1.2cm" svg:height="0.6cm" svg:x="1.3cm" svg:y="8.6cm">
            <text:p text:style-name="P12"><text:span text:style-name="T6">OK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4" draw:text-style-name="P32" draw:layer="layout" svg:width="1.7cm" svg:height="0.6cm" svg:x="4.7cm" svg:y="8.6cm">
            <text:p text:style-name="P12"><text:span text:style-name="T6">Cancela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custom-shape draw:style-name="gr105" draw:text-style-name="P25" draw:layer="layout" svg:width="6.9cm" svg:height="0.7cm" svg:x="0.3cm" svg:y="3cm">
              <text:p text:style-name="P1"><text:span text:style-name="T6">Arroz com Feijão</text:span></text:p>
              <text:p text:style-name="P1"><text:span text:style-name="T6"/></text:p>
              <text:p text:style-name="P1"><text:span text:style-name="T6"/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>
          <draw:custom-shape draw:style-name="gr1" draw:text-style-name="P23" draw:layer="layout" svg:width="7.3cm" svg:height="1cm" svg:x="0.208cm" svg:y="4.108cm">
            <text:p text:style-name="P1"><text:span text:style-name="T6">Arroz com Feijáo e Carne - 16CHO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23" draw:layer="layout" svg:width="7.3cm" svg:height="1cm" svg:x="0.2cm" svg:y="5.4cm">
            <text:p text:style-name="P1"><text:span text:style-name="T6">Arroz com Feijáo e Batata - 26CHO</text:span></text:p>
            <draw:enhanced-geometry svg:viewBox="0 0 21600 21600" draw:type="rectangle" draw:enhanced-path="M 0 0 L 21600 0 21600 21600 0 21600 0 0 Z N"/>
          </draw:custom-shape>
        </draw:g>
        <draw:custom-shape draw:style-name="gr90" draw:text-style-name="P32" draw:layer="layout" svg:width="5.9cm" svg:height="2.8cm" svg:x="7.8cm" svg:y="4.6cm">
          <text:p text:style-name="P12"><text:span text:style-name="T6">O</text:span><text:span text:style-name="T6">r</text:span><text:span text:style-name="T6">d</text:span><text:span text:style-name="T6">e</text:span><text:span text:style-name="T6">n</text:span><text:span text:style-name="T6">ar </text:span><text:span text:style-name="T6">p</text:span><text:span text:style-name="T6">o</text:span><text:span text:style-name="T6">r </text:span><text:span text:style-name="T6">m</text:span><text:span text:style-name="T6">ai</text:span><text:span text:style-name="T6">o</text:span><text:span text:style-name="T6">r </text:span><text:span text:style-name="T6">ut</text:span><text:span text:style-name="T6">ili</text:span><text:span text:style-name="T6">z</text:span><text:span text:style-name="T6">a</text:span><text:span text:style-name="T6">ç</text:span><text:span text:style-name="T6">ã</text:span><text:span text:style-name="T6">o</text:span></text:p>
          <text:p text:style-name="P12"><text:span text:style-name="T6">P</text:span><text:span text:style-name="T6">e</text:span><text:span text:style-name="T6">s</text:span><text:span text:style-name="T6">q</text:span><text:span text:style-name="T6">ui</text:span><text:span text:style-name="T6">s</text:span><text:span text:style-name="T6">ar </text:span><text:span text:style-name="T6">n</text:span><text:span text:style-name="T6">o</text:span><text:span text:style-name="T6">s </text:span><text:span text:style-name="T6">n</text:span><text:span text:style-name="T6">o</text:span><text:span text:style-name="T6">m</text:span><text:span text:style-name="T6">e</text:span><text:span text:style-name="T6">s </text:span><text:span text:style-name="T6">e </text:span><text:span text:style-name="T6">d</text:span><text:span text:style-name="T6">e</text:span><text:span text:style-name="T6">s</text:span><text:span text:style-name="T6">cr</text:span><text:span text:style-name="T6">iç</text:span><text:span text:style-name="T6">ã</text:span><text:span text:style-name="T6">o</text:span></text:p>
          <draw:enhanced-geometry svg:viewBox="0 0 21600 21600" draw:text-areas="800 800 20800 20800" draw:type="round-rectangular-callout" draw:modifiers="-223.284189120488 -2575.6515530167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pranq eco sans" svg:font-family="'Spranq ec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Spranq eco sans" fo:font-size="24pt" fo:language="pt" fo:country="BR" style:font-name-asian="DejaVu Sans" style:font-size-asian="24pt" style:language-asian="zh" style:country-asian="CN" style:font-name-complex="Arial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Spranq eco sans" fo:font-family="'Spranq eco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_5f_1" style:display-name="Padrão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1" style:display-name="Padrão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Spranq eco sans" fo:font-family="'Spranq eco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em_20_preenchimento_20_nem_20_linha_5f_1" style:display-name="Objeto sem preenchimento nem linha_1" style:family="graphic" style:parent-style-name="Padrão_5f_1">
      <style:graphic-properties draw:stroke="none" draw:fill="none"/>
    </style:style>
    <style:style style:name="Padrão_5f_2" style:display-name="Padrão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2" style:display-name="Padrão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Spranq eco sans" fo:font-family="'Spranq eco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em_20_preenchimento_20_nem_20_linha_5f_2" style:display-name="Objeto sem preenchimento nem linha_2" style:family="graphic" style:parent-style-name="Padrão_5f_2">
      <style:graphic-properties draw:stroke="none" draw:fill="none"/>
    </style:style>
    <style:style style:name="Padrão_5f_3" style:display-name="Padrão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3" style:display-name="Padrão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Spranq eco sans" fo:font-family="'Spranq eco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em_20_preenchimento_20_nem_20_linha_5f_3" style:display-name="Objeto sem preenchimento nem linha_3" style:family="graphic" style:parent-style-name="Padrão_5f_3">
      <style:graphic-properties draw:stroke="none" draw:fill="none"/>
    </style:style>
    <style:style style:name="Padrão_5f_4" style:display-name="Padrão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4" style:display-name="Padrão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Spranq eco sans" fo:font-family="'Spranq eco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em_20_preenchimento_20_nem_20_linha_5f_4" style:display-name="Objeto sem preenchimento nem linha_4" style:family="graphic" style:parent-style-name="Padrão_5f_4">
      <style:graphic-properties draw:stroke="none" draw:fill="none"/>
    </style:style>
    <style:style style:name="Padrão_5f_3_5f_1" style:display-name="Padrão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3_5f_1" style:display-name="Padrão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Spranq eco sans" fo:font-family="'Spranq eco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em_20_preenchimento_20_nem_20_linha_5f_3_5f_1" style:display-name="Objeto sem preenchimento nem linha_3_1" style:family="graphic" style:parent-style-name="Padrão_5f_3_5f_1">
      <style:graphic-properties draw:stroke="none" draw:fill="none"/>
    </style:style>
    <style:style style:name="Padrão_5f_4_5f_1" style:display-name="Padrão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4_5f_1" style:display-name="Padrão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Spranq eco sans" fo:font-family="'Spranq eco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em_20_preenchimento_20_nem_20_linha_5f_4_5f_1" style:display-name="Objeto sem preenchimento nem linha_4_1" style:family="graphic" style:parent-style-name="Padrão_5f_4_5f_1">
      <style:graphic-properties draw:stroke="none" draw:fill="none"/>
    </style:style>
    <style:style style:name="Padrão_5f_3_5f_1_5f_1" style:display-name="Padrão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3_5f_1_5f_1" style:display-name="Padrão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Spranq eco sans" fo:font-family="'Spranq eco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em_20_preenchimento_20_nem_20_linha_5f_3_5f_1_5f_1" style:display-name="Objeto sem preenchimento nem linha_3_1_1" style:family="graphic" style:parent-style-name="Padrão_5f_3_5f_1_5f_1">
      <style:graphic-properties draw:stroke="none" draw:fill="none"/>
    </style:style>
    <style:style style:name="Padrão_5f_5" style:display-name="Padrão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5" style:display-name="Padrão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Spranq eco sans" fo:font-family="'Spranq eco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adrão_5f_4_5f_1_5f_1" style:display-name="Padrão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4_5f_1_5f_1" style:display-name="Padrão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Spranq eco sans" fo:font-family="'Spranq eco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em_20_preenchimento_20_nem_20_linha_5f_4_5f_1_5f_1" style:display-name="Objeto sem preenchimento nem linha_4_1_1" style:family="graphic" style:parent-style-name="Padrão_5f_4_5f_1_5f_1">
      <style:graphic-properties draw:stroke="none" draw:fill="none"/>
    </style:style>
    <style:style style:name="Padrão_5f_3_5f_1_5f_1_5f_1" style:display-name="Padrão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3_5f_1_5f_1_5f_1" style:display-name="Padrão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Spranq eco sans" fo:font-family="'Spranq eco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em_20_preenchimento_20_nem_20_linha_5f_3_5f_1_5f_1_5f_1" style:display-name="Objeto sem preenchimento nem linha_3_1_1_1" style:family="graphic" style:parent-style-name="Padrão_5f_3_5f_1_5f_1_5f_1">
      <style:graphic-properties draw:stroke="none" draw:fill="none"/>
    </style:style>
    <style:style style:name="Padrão_5f_4_5f_1_5f_2" style:display-name="Padrão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4_5f_1_5f_2" style:display-name="Padrão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Spranq eco sans" fo:font-family="'Spranq eco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em_20_preenchimento_20_nem_20_linha_5f_4_5f_1_5f_2" style:display-name="Objeto sem preenchimento nem linha_4_1_2" style:family="graphic" style:parent-style-name="Padrão_5f_4_5f_1_5f_2">
      <style:graphic-properties draw:stroke="none" draw:fill="none"/>
    </style:style>
    <style:style style:name="Padrão_5f_3_5f_1_5f_1_5f_2" style:display-name="Padrão_3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3_5f_1_5f_1_5f_2" style:display-name="Padrão_3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Spranq eco sans" fo:font-family="'Spranq eco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em_20_preenchimento_20_nem_20_linha_5f_3_5f_1_5f_1_5f_2" style:display-name="Objeto sem preenchimento nem linha_3_1_1_2" style:family="graphic" style:parent-style-name="Padrão_5f_3_5f_1_5f_1_5f_2">
      <style:graphic-properties draw:stroke="none" draw:fill="none"/>
    </style:style>
    <style:style style:name="Padrão_5f_1_5f_1" style:display-name="Padrão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1_5f_1" style:display-name="Padrão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Spranq eco sans" fo:font-family="'Spranq eco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adrão_5f_4_5f_1_5f_1_5f_1" style:display-name="Padrão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4_5f_1_5f_1_5f_1" style:display-name="Padrão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Spranq eco sans" fo:font-family="'Spranq eco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adrão_5f_4_5f_1_5f_2_5f_1" style:display-name="Padrão_4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4_5f_1_5f_2_5f_1" style:display-name="Padrão_4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Spranq eco sans" fo:font-family="'Spranq eco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em_20_preenchimento_20_nem_20_linha_5f_4_5f_1_5f_2_5f_1" style:display-name="Objeto sem preenchimento nem linha_4_1_2_1" style:family="graphic" style:parent-style-name="Padrão_5f_4_5f_1_5f_2_5f_1">
      <style:graphic-properties draw:stroke="none" draw:fill="none"/>
    </style:style>
    <style:style style:name="Padrão_5f_3_5f_1_5f_1_5f_2_5f_1" style:display-name="Padrão_3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3_5f_1_5f_1_5f_2_5f_1" style:display-name="Padrão_3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Spranq eco sans" fo:font-family="'Spranq eco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em_20_preenchimento_20_nem_20_linha_5f_3_5f_1_5f_1_5f_2_5f_1" style:display-name="Objeto sem preenchimento nem linha_3_1_1_2_1" style:family="graphic" style:parent-style-name="Padrão_5f_3_5f_1_5f_1_5f_2_5f_1">
      <style:graphic-properties draw:stroke="none" draw:fill="none"/>
    </style:style>
    <style:style style:name="Padrão_5f_4_5f_1_5f_3" style:display-name="Padrão_4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4_5f_1_5f_3" style:display-name="Padrão_4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Spranq eco sans" fo:font-family="'Spranq eco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adrão_5f_1_5f_1_5f_1" style:display-name="Padrão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1_5f_1_5f_1" style:display-name="Padrão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Spranq eco sans" fo:font-family="'Spranq eco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adrão_5f_4_5f_1_5f_2_5f_1_5f_1" style:display-name="Padrão_4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4_5f_1_5f_2_5f_1_5f_1" style:display-name="Padrão_4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Spranq eco sans" fo:font-family="'Spranq eco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em_20_preenchimento_20_nem_20_linha_5f_4_5f_1_5f_2_5f_1_5f_1" style:display-name="Objeto sem preenchimento nem linha_4_1_2_1_1" style:family="graphic" style:parent-style-name="Padrão_5f_4_5f_1_5f_2_5f_1_5f_1">
      <style:graphic-properties draw:stroke="none" draw:fill="none"/>
    </style:style>
    <style:style style:name="Padrão_5f_3_5f_1_5f_1_5f_2_5f_1_5f_1" style:display-name="Padrão_3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3_5f_1_5f_1_5f_2_5f_1_5f_1" style:display-name="Padrão_3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Spranq eco sans" fo:font-family="'Spranq eco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em_20_preenchimento_20_nem_20_linha_5f_3_5f_1_5f_1_5f_2_5f_1_5f_1" style:display-name="Objeto sem preenchimento nem linha_3_1_1_2_1_1" style:family="graphic" style:parent-style-name="Padrão_5f_3_5f_1_5f_1_5f_2_5f_1_5f_1">
      <style:graphic-properties draw:stroke="none" draw:fill="none"/>
    </style:style>
  </office:styles>
  <office:automatic-styles>
    <style:page-layout style:name="PM0">
      <style:page-layout-properties fo:margin-top="0cm" fo:margin-bottom="0cm" fo:margin-left="0cm" fo:margin-right="0cm" fo:page-width="7.62cm" fo:page-height="10.8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08T12:04:53.618402451</meta:creation-date>
    <dc:date>2019-05-08T16:15:57.643944104</dc:date>
    <meta:editing-duration>PT46M49S</meta:editing-duration>
    <meta:editing-cycles>5</meta:editing-cycles>
    <meta:generator>LibreOffice/6.0.3.2$Linux_X86_64 LibreOffice_project/00m0$Build-2</meta:generator>
    <meta:document-statistic meta:object-count="230"/>
  </office:meta>
</office:document-meta>
</file>